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19.51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46.5pt"/>
    </style:style>
    <style:style style:name="co4" style:family="table-column">
      <style:table-column-properties fo:break-before="auto" style:column-width="225.01pt"/>
    </style:style>
    <style:style style:name="co5" style:family="table-column">
      <style:table-column-properties fo:break-before="auto" style:column-width="417.09pt"/>
    </style:style>
    <style:style style:name="co6" style:family="table-column">
      <style:table-column-properties fo:break-before="auto" style:column-width="576.11pt"/>
    </style:style>
    <style:style style:name="co7" style:family="table-column">
      <style:table-column-properties fo:break-before="auto" style:column-width="549.1pt"/>
    </style:style>
    <style:style style:name="co8" style:family="table-column">
      <style:table-column-properties fo:break-before="auto" style:column-width="841.66pt"/>
    </style:style>
    <style:style style:name="co9" style:family="table-column">
      <style:table-column-properties fo:break-before="auto" style:column-width="776.81pt"/>
    </style:style>
    <style:style style:name="co10" style:family="table-column">
      <style:table-column-properties fo:break-before="auto" style:column-width="468.79pt"/>
    </style:style>
    <style:style style:name="co11" style:family="table-column">
      <style:table-column-properties fo:break-before="auto" style:column-width="458.76pt"/>
    </style:style>
    <style:style style:name="co12" style:family="table-column">
      <style:table-column-properties fo:break-before="auto" style:column-width="398.55pt"/>
    </style:style>
    <style:style style:name="co13" style:family="table-column">
      <style:table-column-properties fo:break-before="auto" style:column-width="347.61pt"/>
    </style:style>
    <style:style style:name="co14" style:family="table-column">
      <style:table-column-properties fo:break-before="auto" style:column-width="497.34pt"/>
    </style:style>
    <style:style style:name="co15" style:family="table-column">
      <style:table-column-properties fo:break-before="auto" style:column-width="566.05pt"/>
    </style:style>
    <style:style style:name="co16" style:family="table-column">
      <style:table-column-properties fo:break-before="auto" style:column-width="840.9pt"/>
    </style:style>
    <style:style style:name="co17" style:family="table-column">
      <style:table-column-properties fo:break-before="auto" style:column-width="253.39pt"/>
    </style:style>
    <style:style style:name="co18" style:family="table-column">
      <style:table-column-properties fo:break-before="auto" style:column-width="711.95pt"/>
    </style:style>
    <style:style style:name="co19" style:family="table-column">
      <style:table-column-properties fo:break-before="auto" style:column-width="556.81pt"/>
    </style:style>
    <style:style style:name="co20" style:family="table-column">
      <style:table-column-properties fo:break-before="auto" style:column-width="497.31pt"/>
    </style:style>
    <style:style style:name="co21" style:family="table-column">
      <style:table-column-properties fo:break-before="auto" style:column-width="384.66pt"/>
    </style:style>
    <style:style style:name="co22" style:family="table-column">
      <style:table-column-properties fo:break-before="auto" style:column-width="471.09pt"/>
    </style:style>
    <style:style style:name="co23" style:family="table-column">
      <style:table-column-properties fo:break-before="auto" style:column-width="874.09pt"/>
    </style:style>
    <style:style style:name="co24" style:family="table-column">
      <style:table-column-properties fo:break-before="auto" style:column-width="392.4pt"/>
    </style:style>
    <style:style style:name="co25" style:family="table-column">
      <style:table-column-properties fo:break-before="auto" style:column-width="448.75pt"/>
    </style:style>
    <style:style style:name="co26" style:family="table-column">
      <style:table-column-properties fo:break-before="auto" style:column-width="180.85pt"/>
    </style:style>
    <style:style style:name="co27" style:family="table-column">
      <style:table-column-properties fo:break-before="auto" style:column-width="184.71pt"/>
    </style:style>
    <style:style style:name="co28" style:family="table-column">
      <style:table-column-properties fo:break-before="auto" style:column-width="881.04pt"/>
    </style:style>
    <style:style style:name="co29" style:family="table-column">
      <style:table-column-properties fo:break-before="auto" style:column-width="309.2pt"/>
    </style:style>
    <style:style style:name="co30" style:family="table-column">
      <style:table-column-properties fo:break-before="auto" style:column-width="152.25pt"/>
    </style:style>
    <style:style style:name="co31" style:family="table-column">
      <style:table-column-properties fo:break-before="auto" style:column-width="158.46pt"/>
    </style:style>
    <style:style style:name="co32" style:family="table-column">
      <style:table-column-properties fo:break-before="auto" style:column-width="96.6pt"/>
    </style:style>
    <style:style style:name="co33" style:family="table-column">
      <style:table-column-properties fo:break-before="auto" style:column-width="71.86pt"/>
    </style:style>
    <style:style style:name="co34" style:family="table-column">
      <style:table-column-properties fo:break-before="auto" style:column-width="114.41pt"/>
    </style:style>
    <style:style style:name="co35" style:family="table-column">
      <style:table-column-properties fo:break-before="auto" style:column-width="82.15pt"/>
    </style:style>
    <style:style style:name="co36" style:family="table-column">
      <style:table-column-properties fo:break-before="auto" style:column-width="228.25pt"/>
    </style:style>
    <style:style style:name="co37" style:family="table-column">
      <style:table-column-properties fo:break-before="auto" style:column-width="239.1pt"/>
    </style:style>
    <style:style style:name="co38" style:family="table-column">
      <style:table-column-properties fo:break-before="auto" style:column-width="156.36pt"/>
    </style:style>
    <style:style style:name="co39" style:family="table-column">
      <style:table-column-properties fo:break-before="auto" style:column-width="126.99pt"/>
    </style:style>
    <style:style style:name="co40" style:family="table-column">
      <style:table-column-properties fo:break-before="auto" style:column-width="226.69pt"/>
    </style:style>
    <style:style style:name="co41" style:family="table-column">
      <style:table-column-properties fo:break-before="auto" style:column-width="85.24pt"/>
    </style:style>
    <style:style style:name="co42" style:family="table-column">
      <style:table-column-properties fo:break-before="auto" style:column-width="139.35pt"/>
    </style:style>
    <style:style style:name="co43" style:family="table-column">
      <style:table-column-properties fo:break-before="auto" style:column-width="387.5pt"/>
    </style:style>
    <style:style style:name="co44" style:family="table-column">
      <style:table-column-properties fo:break-before="auto" style:column-width="311.75pt"/>
    </style:style>
    <style:style style:name="co45" style:family="table-column">
      <style:table-column-properties fo:break-before="auto" style:column-width="285.51pt"/>
    </style:style>
    <style:style style:name="co46" style:family="table-column">
      <style:table-column-properties fo:break-before="auto" style:column-width="447.0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49pt" fo:break-before="auto" style:use-optimal-row-height="true"/>
    </style:style>
    <style:style style:name="ro3" style:family="table-row">
      <style:table-row-properties style:row-height="24.01pt" fo:break-before="auto" style:use-optimal-row-height="true"/>
    </style:style>
    <style:style style:name="ro4" style:family="table-row">
      <style:table-row-properties style:row-height="114.01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ro6" style:family="table-row">
      <style:table-row-properties style:row-height="35.26pt" fo:break-before="auto" style:use-optimal-row-height="true"/>
    </style:style>
    <style:style style:name="ro7" style:family="table-row">
      <style:table-row-properties style:row-height="69pt" fo:break-before="auto" style:use-optimal-row-height="true"/>
    </style:style>
    <style:style style:name="ro8" style:family="table-row">
      <style:table-row-properties style:row-height="46.49pt" fo:break-before="auto" style:use-optimal-row-height="true"/>
    </style:style>
    <style:style style:name="ro9" style:family="table-row">
      <style:table-row-properties style:row-height="57.74pt" fo:break-before="auto" style:use-optimal-row-height="true"/>
    </style:style>
    <style:style style:name="ta1" style:family="table" style:master-page-name="Повторение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ЧТО_20_я_20_вижу_20_по_20_этому_20_поводу_20_в_20_своей_20_фазе">
      <style:table-properties table:display="true" style:writing-mode="lr-tb"/>
    </style:style>
    <style:style style:name="ta4" style:family="table" style:master-page-name="Что_20_я_20_колдую">
      <style:table-properties table:display="true" style:writing-mode="lr-tb"/>
    </style:style>
    <style:style style:name="ta5" style:family="table" style:master-page-name="Что_20_ты_20_можешь_20_сейчас_20_сделать_20_чтоб_20_сделать_20_себе_20_хорошо">
      <style:table-properties table:display="true" style:writing-mode="lr-tb"/>
    </style:style>
    <style:style style:name="ta6" style:family="table" style:master-page-name="Выскажись_20_видению_20_как_20_тёлке">
      <style:table-properties table:display="true" style:writing-mode="lr-tb"/>
    </style:style>
    <style:style style:name="ta7" style:family="table" style:master-page-name="Волк-Маугли_20_среди_20_волков">
      <style:table-properties table:display="true" style:writing-mode="lr-tb"/>
    </style:style>
    <style:style style:name="ta8" style:family="table" style:master-page-name="What_20_REALLY_20_happened">
      <style:table-properties table:display="true" style:writing-mode="lr-tb"/>
    </style:style>
    <style:style style:name="ta9" style:family="table" style:master-page-name="Является_20_ли_20_эта_20_вещь_20_шкалой">
      <style:table-properties table:display="true" style:writing-mode="lr-tb"/>
    </style:style>
    <style:style style:name="ta10" style:family="table" style:master-page-name="Сборка_20_пункта">
      <style:table-properties table:display="true" style:writing-mode="lr-tb"/>
    </style:style>
    <style:style style:name="ta11" style:family="table" style:master-page-name="Чем_20_пункт_20_решает_20_повторяющиеся_20_проблемы">
      <style:table-properties table:display="true" style:writing-mode="lr-tb"/>
    </style:style>
    <style:style style:name="ta12" style:family="table" style:master-page-name="Почему_20_пункт_20_решает_20_повторяющиеся_20_проблемы">
      <style:table-properties table:display="true" style:writing-mode="lr-tb"/>
    </style:style>
    <style:style style:name="ta13" style:family="table" style:master-page-name="Решение_20_того_20_что_20_оно_20_решает">
      <style:table-properties table:display="true" style:writing-mode="lr-tb"/>
    </style:style>
    <style:style style:name="ta14" style:family="table" style:master-page-name="Какой_20_перманентный_20_вред_20_оно_20_решает">
      <style:table-properties table:display="true" style:writing-mode="lr-tb"/>
    </style:style>
    <style:style style:name="ta15" style:family="table" style:master-page-name="Его_20_методы_20_решения_20_перманентного_20_вреда">
      <style:table-properties table:display="true" style:writing-mode="lr-tb"/>
    </style:style>
    <style:style style:name="ta16" style:family="table" style:master-page-name="Чьи_20_ещё_20_повторяющиеся_20_проблемы_20_оно_20_решает">
      <style:table-properties table:display="true" style:writing-mode="lr-tb"/>
    </style:style>
    <style:style style:name="ta17" style:family="table" style:master-page-name="Решать_20_какие_20_повторения_20_ему_20_просто">
      <style:table-properties table:display="true" style:writing-mode="lr-tb"/>
    </style:style>
    <style:style style:name="ta18" style:family="table" style:master-page-name="Как_20_это_20_повторение_20_делает_20_меня_20_лучше">
      <style:table-properties table:display="true" style:writing-mode="lr-tb"/>
    </style:style>
    <style:style style:name="ta19" style:family="table" style:master-page-name="Когда_20_это_20_возникло_20_впервые_20_и_20_скажи_20_это_20_себе_20_сегодняшнему">
      <style:table-properties table:display="true" style:writing-mode="lr-tb"/>
    </style:style>
    <style:style style:name="ta20" style:family="table" style:master-page-name="Благодарности">
      <style:table-properties table:display="true" style:writing-mode="lr-tb"/>
    </style:style>
    <style:style style:name="ta21" style:family="table" style:master-page-name="Кого_20_бы_20_в_20_тебе_20_увидели_20_те_20_для_20_кого_20_ты_20_пришелец">
      <style:table-properties table:display="true" style:writing-mode="lr-tb"/>
    </style:style>
    <style:style style:name="ta22" style:family="table" style:master-page-name="оно_20_и_20_каждая_20_его_20_часть_20_это_20_я">
      <style:table-properties table:display="true" style:writing-mode="lr-tb"/>
    </style:style>
    <style:style style:name="ta23" style:family="table" style:master-page-name="что_20_оно_20_и_20_каждая_20_его_20_часть_20_видит_20_во_20_мне">
      <style:table-properties table:display="true" style:writing-mode="lr-tb"/>
    </style:style>
    <style:style style:name="ta24" style:family="table" style:master-page-name="Что_20_сделать_20_чтоб_20_оно_20_увидело_20_во_20_мне_20_и_20_всех_20_моих_20_частях_20_себя">
      <style:table-properties table:display="true" style:writing-mode="lr-tb"/>
    </style:style>
    <style:style style:name="ta25" style:family="table" style:master-page-name="Направь_20_намеренье_20_на_20_хорошее_20_для_20_тебя_20_решение_20_этого_20_повторения">
      <style:table-properties table:display="true" style:writing-mode="lr-tb"/>
    </style:style>
    <style:style style:name="ta26" style:family="table" style:master-page-name="Какие_20_намеренья_20_по_20_поводу_20_этого_20_протекают_20_на_20_холсте_20_вселенной">
      <style:table-properties table:display="true" style:writing-mode="lr-tb"/>
    </style:style>
    <style:style style:name="ta27" style:family="table" style:master-page-name="Что_20_и_20_как_20_было_20_видно_20_по_20_поводу_20_этого_20_в_20_чьей-либо_20_фазе">
      <style:table-properties table:display="true" style:writing-mode="lr-tb"/>
    </style:style>
    <style:style style:name="ta28" style:family="table" style:master-page-name="Что_20_другие_20_люди_20_колдуют_20_связанного_20_с_20_этой_20_вещью">
      <style:table-properties table:display="true" style:writing-mode="lr-tb"/>
    </style:style>
    <style:style style:name="ta29" style:family="table" style:master-page-name="Что_20_другие_20_люди_20_реализовывают_20_в_20_их_20_гештальте">
      <style:table-properties table:display="true" style:writing-mode="lr-tb"/>
    </style:style>
    <style:style style:name="ta30" style:family="table" style:master-page-name="Что_20_ЭТА_20_ПРОБЛЕМА_20_решает">
      <style:table-properties table:display="true" style:writing-mode="lr-tb"/>
    </style:style>
    <style:style style:name="ta31" style:family="table" style:master-page-name="Когда_20_ЭТА_20_ПРОБЛЕМА_20_впервые_20_попыталась_20_решить_20_то_20_что_20_она_20_решает">
      <style:table-properties table:display="true" style:writing-mode="lr-tb"/>
    </style:style>
    <style:style style:name="ta32" style:family="table" style:master-page-name="Что_20_ЭТА_20_ПРОБЛЕМА_20_колдует">
      <style:table-properties table:display="true" style:writing-mode="lr-tb"/>
    </style:style>
    <style:style style:name="ta33" style:family="table" style:master-page-name="Аннаунс_20_Начала_20_Ресёрча">
      <style:table-properties table:display="true" style:writing-mode="lr-tb"/>
    </style:style>
    <style:style style:name="ta34" style:family="table" style:master-page-name="Есть_20_ли_20_у_20_тебя_20_системы_20_в_20_которые_20_это_20_можно_20_уже_20_просто_20_кинуть">
      <style:table-properties table:display="true" style:writing-mode="lr-tb"/>
    </style:style>
    <style:style style:name="ta35" style:family="table" style:master-page-name="Остальные_20_шаги_20_ресёрча">
      <style:table-properties table:display="true" style:writing-mode="lr-tb"/>
    </style:style>
    <style:style style:name="ce33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normal" style:text-underline-mode="continuous" style:text-overline-mode="continuous" style:text-line-through-mode="continuous"/>
    </style:style>
    <style:style style:name="ce63" style:family="table-cell" style:parent-style-name="Default">
      <style:table-cell-properties fo:background-color="#ffffff"/>
    </style:style>
    <style:style style:name="ce5" style:family="table-cell" style:parent-style-name="Default">
      <style:table-cell-properties fo:background-color="#faa61a"/>
      <style:text-properties fo:font-weight="bold" style:font-weight-asian="bold" style:font-weight-complex="bold"/>
    </style:style>
    <style:style style:name="ce6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9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2" style:family="table-cell" style:parent-style-name="Default">
      <style:table-cell-properties style:glyph-orientation-vertical="auto" fo:background-color="#faa61a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7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6" style:family="table-cell" style:parent-style-name="Default">
      <style:table-cell-properties style:glyph-orientation-vertical="auto" fo:background-color="#62a73b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48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73" style:family="table-cell" style:parent-style-name="Default">
      <style:text-properties fo:color="#000000" fo:font-weight="bold" style:font-weight-asian="bold" style:font-weight-complex="bold"/>
    </style:style>
    <style:style style:name="ce79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50" style:family="table-cell" style:parent-style-name="Default">
      <style:table-cell-properties fo:background-color="#ffffff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ackground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53" style:family="table-cell" style:parent-style-name="Default">
      <style:table-cell-properties fo:background-color="#ffffff"/>
      <style:text-properties fo:color="#000000"/>
    </style:style>
    <style:style style:name="ce54" style:family="table-cell" style:parent-style-name="Default">
      <style:table-cell-properties fo:background-color="#ffffff"/>
      <style:text-properties fo:font-style="italic" fo:font-weight="bold" style:font-style-asian="italic" style:font-weight-asian="bold" style:font-style-complex="italic" style:font-weight-complex="bold"/>
    </style:style>
    <style:style style:name="ce29" style:family="table-cell" style:parent-style-name="Default">
      <style:table-cell-properties fo:background-color="#89c765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ce14" style:family="table-cell" style:parent-style-name="Default">
      <style:table-cell-properties fo:background-color="#ffffff"/>
      <style:text-properties fo:color="#000000" style:text-underline-style="solid" style:text-underline-width="auto" style:text-underline-color="font-color"/>
    </style:style>
    <style:style style:name="ce83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23" style:family="table-cell" style:parent-style-name="Default">
      <style:table-cell-properties fo:background-color="#ffffff"/>
      <style:text-properties fo:color="#00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4" style:family="table-cell" style:parent-style-name="Default">
      <style:table-cell-properties fo:background-color="#ef413d"/>
      <style:text-properties fo:color="#000000" fo:font-weight="bold" style:font-weight-asian="bold" style:font-weight-complex="bold"/>
    </style:style>
    <style:style style:name="ce31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38" style:family="table-cell" style:parent-style-name="Default">
      <style:table-cell-properties fo:background-color="#f3715a"/>
      <style:text-properties fo:color="#000000" fo:font-weight="bold" style:font-weight-asian="bold" style:font-weight-complex="bold"/>
    </style:style>
    <style:style style:name="ce40" style:family="table-cell" style:parent-style-name="Default">
      <style:table-cell-properties fo:background-color="#f3715a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fo:background-color="#f3715a"/>
    </style:style>
    <style:style style:name="ce42" style:family="table-cell" style:parent-style-name="Default">
      <style:table-cell-properties fo:background-color="#f3715a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6" style:family="table-cell" style:parent-style-name="Default">
      <style:table-cell-properties fo:background-color="#ce181e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68" style:family="table-cell" style:parent-style-name="Default">
      <style:table-cell-properties fo:background-color="#fff200"/>
      <style:text-properties fo:color="#ce181e" fo:font-weight="bold" style:font-weight-asian="bold" style:font-weight-complex="bold"/>
    </style:style>
    <style:style style:name="ce93" style:family="table-cell" style:parent-style-name="Default">
      <style:text-properties fo:font-weight="bold" style:font-weight-asian="bold" style:font-weight-complex="bold"/>
    </style:style>
    <style:style style:name="ce62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/>
    </style:style>
    <style:style style:name="ce64" style:family="table-cell" style:parent-style-name="Default">
      <style:table-cell-properties fo:background-color="#ef413d"/>
      <style:text-properties fo:font-weight="bold" style:font-weight-asian="bold" style:font-weight-complex="bold"/>
    </style:style>
    <style:style style:name="ce67" style:family="table-cell" style:parent-style-name="Default">
      <style:table-cell-properties style:glyph-orientation-vertical="auto" fo:background-color="#fff2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65" style:family="table-cell" style:parent-style-name="Default">
      <style:table-cell-properties style:glyph-orientation-vertical="auto" fo:background-color="#ef413d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f413d"/>
    </style:style>
    <style:style style:name="ce105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72bf44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f200"/>
      <style:text-properties fo:color="#000000" fo:font-style="italic" fo:font-weight="bold" style:font-style-asian="italic" style:font-weight-asian="bold" style:font-style-complex="italic" style:font-weight-complex="bold"/>
    </style:style>
    <style:style style:name="ce55" style:family="table-cell" style:parent-style-name="Gnumeric-default">
      <style:table-cell-properties fo:background-color="#ffffff"/>
    </style:style>
    <style:style style:name="ce36" style:family="table-cell" style:parent-style-name="Default">
      <style:table-cell-properties fo:background-color="#72bf44"/>
    </style:style>
    <style:style style:name="ce97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/>
    </style:style>
    <style:style style:name="ce86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 style:font-style-asian="italic" style:font-weight-asian="bold" style:font-style-complex="italic" style:font-weight-complex="bold"/>
    </style:style>
    <style:style style:name="ce9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italic" style:text-underline-style="none" fo:font-weight="bold" style:text-underline-mode="continuous" style:text-overline-mode="continuous" style:text-line-through-mode="continuous"/>
    </style:style>
    <style:style style:name="ce88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normal" style:text-underline-mode="continuous" style:text-overline-mode="continuous" style:text-line-through-mode="continuous" style:font-style-asian="normal" style:font-weight-asian="normal" style:font-style-complex="normal" style:font-weight-complex="normal"/>
    </style:style>
    <style:style style:name="ce99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f252d" style:text-line-through-style="none" style:text-line-through-type="none" style:font-name="Segoe UI" fo:font-size="12pt" fo:font-style="normal" style:text-underline-style="none" fo:font-weight="bold" style:text-underline-mode="continuous" style:text-overline-mode="continuous" style:text-line-through-mode="continuous"/>
    </style:style>
    <style:style style:name="ce90" style:family="table-cell" style:parent-style-name="Default">
      <style:table-cell-properties style:glyph-orientation-vertical="auto" fo:background-color="#72bf44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ce181e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bold" style:font-weight-complex="bold"/>
    </style:style>
    <style:style style:name="ce101" style:family="table-cell" style:parent-style-name="Default">
      <style:table-cell-properties style:glyph-orientation-vertical="auto" fo:background-color="#ff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size="10pt" fo:font-style="normal" style:text-underline-style="none" fo:font-weight="bold" style:text-underline-mode="continuous" style:text-overline-mode="continuous" style:text-line-through-mode="continuous" style:font-weight-asian="normal" style:font-weight-complex="normal"/>
    </style:style>
    <style:style style:name="ce102" style:family="table-cell" style:parent-style-name="Default">
      <style:table-cell-properties fo:background-color="#72bf44"/>
      <style:text-properties fo:color="#000000" fo:font-weight="bold" style:font-weight-asian="bold" style:font-weight-complex="bold"/>
    </style:style>
    <style:style style:name="ce103" style:family="table-cell" style:parent-style-name="Default">
      <style:text-properties fo:color="#000000"/>
    </style:style>
    <style:style style:name="ce104" style:family="table-cell" style:parent-style-name="Default">
      <style:text-properties fo:color="#000000" style:text-outline="false" style:text-line-through-style="none" style:text-line-through-type="none" style:font-name="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a0ffa0"/>
      <style:text-properties fo:font-weight="bold" style:font-weight-asian="bold" style:font-weight-complex="bold"/>
    </style:style>
    <style:style style:name="T1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/>
    </style:style>
    <style:style style:name="T3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normal"/>
    </style:style>
    <style:style style:name="T4" style:family="text">
      <style:text-properties fo:color="#000000"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text-overline-style="none" style:text-overline-color="font-color" style:font-weight-asian="normal" style:font-weight-complex="normal" fo:font-weight="bold"/>
    </style:style>
    <style:style style:name="T5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font-name="Sans"/>
    </style:style>
    <style:style style:name="T6" style:family="text">
      <style:text-properties fo:font-size="10pt" style:text-overline-style="none" style:text-overline-color="font-color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style-asian="normal" style:font-style-complex="normal" style:text-emphasize="none" style:font-relief="none" style:font-name="Sans" fo:color="#000000" style:font-weight-asian="bold" style:font-weight-complex="bold"/>
    </style:style>
    <style:style style:name="T7" style:family="text">
      <style:text-properties fo:font-size="10pt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8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9" style:family="text">
      <style:text-properties fo:font-size="10pt" style:font-name="Sans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style:text-overline-style="none" style:text-overline-color="font-color"/>
    </style:style>
    <style:style style:name="T10" style:family="text">
      <style:text-properties fo:font-size="10pt" style:font-name="Sans" style:font-relief="none" style:text-emphasize="none" style:font-style-complex="normal" style:font-style-asian="normal" style:font-size-complex="10pt" style:font-size-asian="10pt" style:font-name-complex="Lohit Devanagari" style:language-complex="hi" style:country-complex="IN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normal" style:font-weight-asian="normal" style:font-weight-complex="normal"/>
    </style:style>
    <style:style style:name="T1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fo:color="#000000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0pt" style:font-size-asian="10pt" style:font-name-complex="Lohit Devanagari" style:font-name-asian="Noto Sans CJK SC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0pt" style:font-name="Sans"/>
    </style:style>
    <style:style style:name="T13" style:family="text">
      <style:text-properties style:language-asian="zh" style:country-asian="CN" style:font-name-complex="Lohit Devanagari" style:font-relief="none" style:text-emphasize="none" style:font-style-complex="normal" style:font-style-asian="normal" style:font-weight-complex="normal" style:font-weight-asian="normal" style:font-size-complex="10pt" style:font-size-asian="10pt" style:language-complex="hi" style:country-complex="IN" fo:font-size="10pt" style:text-overline-style="none" style:text-overline-color="font-color" style:font-name-asian="Noto Sans CJK SC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font-name="Sans"/>
    </style:style>
    <style:style style:name="T14" style:family="text">
      <style:text-properties style:language-asian="zh" style:country-asian="CN" style:font-name-complex="Lohit Devanagari" style:font-relief="none" style:text-emphasize="none" style:font-size-complex="10pt" style:font-size-asian="10pt" style:language-complex="hi" style:country-complex="IN" fo:font-size="10pt" style:text-overline-style="none" style:text-overline-color="font-color" style:font-name-asian="Noto Sans CJK SC" style:text-line-through-type="none" style:text-outline="false" fo:text-shadow="none" style:text-line-through-mode="continuous" fo:language="en" fo:country="US" style:font-name="Sans" fo:color="#000000" fo:font-weight="bold" style:text-underline-style="solid" style:text-underline-width="auto" style:text-underline-color="font-color" fo:font-style="italic" style:font-weight-asian="bold" style:font-weight-complex="bold" style:font-style-asian="italic" style:font-style-complex="italic"/>
    </style:style>
    <style:style style:name="T15" style:family="text">
      <style:text-properties style:font-weight-asian="bold" style:font-weight-complex="bold" fo:font-style="italic" style:font-style-asian="italic" style:font-style-complex="italic" fo:font-weight="bold"/>
    </style:style>
    <style:style style:name="T16" style:family="text">
      <style:text-properties style:font-weight-complex="normal" style:font-style-asian="normal" fo:font-style="normal" style:font-weight-asian="normal" fo:font-weight="normal" style:font-style-complex="normal"/>
    </style:style>
    <style:style style:name="T17" style:family="text">
      <style:text-properties fo:font-weight="bold" style:font-weight-asian="bold" style:font-weight-complex="bold" fo:font-style="italic" style:font-style-asian="italic" style:font-style-complex="italic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weight="bold" style:font-weight-asian="bold" style:font-weight-complex="bold" style:text-underline-style="solid" style:text-underline-width="auto" style:text-underline-color="font-color"/>
    </style:style>
    <style:style style:name="T20" style:family="text">
      <style:text-properties fo:color="#000000"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fo:color="#000000"/>
    </style:style>
    <style:style style:name="T22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color="#000000" style:font-weight-asian="bold" style:font-weight-complex="bold"/>
    </style:style>
    <style:style style:name="T23" style:family="text">
      <style:text-properties style:language-asian="zh" style:country-asian="CN" style:text-overline-style="none" style:text-overline-color="font-color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style:font-weight-asian="bold" style:font-weight-complex="bold"/>
    </style:style>
    <style:style style:name="T24" style:family="text">
      <style:text-properties style:language-asian="zh" style:country-asian="CN" style:text-overline-style="none" style:text-overline-color="font-color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complex="hi" style:country-complex="IN" style:font-name="Sans" style:font-name-asian="Noto Sans CJK SC" style:font-relief="none" style:text-emphasize="none" style:font-style-complex="normal" style:font-style-asian="normal" style:font-size-complex="10pt" style:font-size-asian="10pt" style:font-name-complex="Lohit Devanagari" fo:font-weight="normal" style:font-weight-asian="normal" style:font-weight-complex="normal"/>
    </style:style>
    <style:style style:name="T25" style:family="text">
      <style:text-properties style:font-name="Sans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28" style:family="text">
      <style:text-properties style:text-overline-style="none" style:text-overline-color="font-color" style:font-name="Sans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0pt" fo:color="#000000"/>
    </style:style>
    <style:style style:name="T29" style:family="text">
      <style:text-properties fo:color="#000000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status="enable"/>
      </table:calculation-settings>
      <table:table table:name="Повторение" table:style-name="ta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ce63"/>
        <table:table-column table:style-name="co2" table:number-columns-repeated="1023" table:default-cell-style-name="ce63"/>
        <table:table-row table:style-name="ro1">
          <table:table-cell table:style-name="ce33" office:value-type="string" calcext:value-type="string">
            <text:p>Пытаюсь вызвать отчаянье в тёлках путём запрета им идти по ресёрчу здоровья (перекрываю им каналы, заставляю перенапрягаться и т.п.). Типа больше дадут, больше стараться будут. Короче возбуждаюсь от тех которые прыгают выше головы и выгорают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Есть повторение. У которого много возможных решений или равнозначных фактов, каждое из которых по хорошему тянет на отдельный майндмап.</text:p>
          </table:table-cell>
          <table:table-cell table:style-name="ce55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Здесь будет потом список вещей которые надо пропускать через вопросник. Это будут категории повторений.</text:p>
          </table:table-cell>
          <table:table-cell table:style-name="ce55" table:number-columns-repeated="255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е кто мне подражает а потом показывает свои результаты мне и просит меня их за это похвалить (или аппрувнуть хотя бы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нструмен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ого я БЫ трахнул (кого хочу трахнут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е того что есть в то что над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ализация в реале того что я виде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хочу (иметь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уги бесконечно повторяющихся циклов (изменений, событий, повторений и т.п.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мены (напр. Оплата труда, бартер и т.д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потребности:</text:p>
          </table:table-cell>
          <table:table-cell table:number-columns-repeated="1023"/>
        </table:table-row>
        <table:table-row table:style-name="ro1">
          <table:table-cell table:style-name="ce6" office:value-type="string" calcext:value-type="string">
            <text:p>вла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важность</text:p>
          </table:table-cell>
          <table:table-cell table:number-columns-repeated="1023"/>
        </table:table-row>
        <table:table-row table:style-name="ro1">
          <table:table-cell table:style-name="ce9" office:value-type="string" calcext:value-type="string">
            <text:p>месть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гармония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контроль</text:p>
          </table:table-cell>
          <table:table-cell table:number-columns-repeated="1023"/>
        </table:table-row>
        <table:table-row table:style-name="ro1">
          <table:table-cell table:style-name="ce12" office:value-type="string" calcext:value-type="string">
            <text:p>перемещение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борьба со страхом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тепло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аска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перспективы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лёгкость (right tool for the job, экономия энергии, отсутствие вреда себе напряжением)</text:p>
          </table:table-cell>
          <table:table-cell table:number-columns-repeated="1023"/>
        </table:table-row>
        <table:table-row table:style-name="ro1">
          <table:table-cell table:style-name="ce17" office:value-type="string" calcext:value-type="string">
            <text:p><text:span text:style-name="T1">равновесие (первым, я ради этого нашёл а потом бросил всех Оль и т.п., справедливость, </text:span><text:span text:style-name="T2">равенства. Равных возможностей. Равных достижений. Примерно равных даваний и браний, </text:span><text:span text:style-name="T3">Выполнение долгов и обещаний. </text:span><text:span text:style-name="T4">.) вывод стал в том, что жажда справедливости и равновесие - следствие того что человек себе вредил тем, что перенапрягался... и он не хочет больше так жить и хочет заживить свои раны.</text:span></text:p>
          </table:table-cell>
          <table:table-cell table:number-columns-repeated="1023"/>
        </table:table-row>
        <table:table-row table:style-name="ro1">
          <table:table-cell table:style-name="ce16" office:value-type="string" calcext:value-type="string">
            <text:p>секс (особое внимание любовному приемуществу круга секса – отсутствие вреда себе и партнёру, женитьба, здоровье, брать на себя ответственность за последствия секса и т.п.)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еда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вод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ереме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вращ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лабост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льные сторо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стижения (из дневника достиж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ч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окружает меня 24/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ем горжус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рахи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й и точки на них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точки на осях начал и концов разных кругов (перемещателей вдоль этих осей)</text:p>
          </table:table-cell>
          <table:table-cell table:number-columns-repeated="1023"/>
        </table:table-row>
        <table:table-row table:style-name="ro1">
          <table:table-cell table:style-name="ce45" office:value-type="string" calcext:value-type="string">
            <text:p>оси координат вдоль которых можно перемещать что либо с помощью тех или иных (в т.ч. разных на разных этапах) тулов</text:p>
          </table:table-cell>
          <table:table-cell table:number-columns-repeated="1023"/>
        </table:table-row>
        <table:table-row table:style-name="ro1">
          <table:table-cell table:style-name="ce48" office:value-type="string" calcext:value-type="string">
            <text:p>оси перемещения оттуда где много туда где нет вообщ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я куда-либо в поисках нужного кусочка пазла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оси перемещение по которым создаёт преобразование</text:p>
          </table:table-cell>
          <table:table-cell table:number-columns-repeated="1023"/>
        </table:table-row>
        <table:table-row table:style-name="ro1">
          <table:table-cell table:style-name="ce73" office:value-type="string" calcext:value-type="string">
            <text:p>случаи когда ось идёт в одну сторону а потом по другой оси идёт что-то обратно – типа обмен – как оплата труда и т.п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желания (не только мои но и других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яды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о чего я усиленно пытаюсь себя убедить что Больше Не Существует (короче то что вытираю из своей жизни – будь то избеганием, скрыванием или чем-то ещё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баланс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на кого охота дрочить до того как сделаю какой-то круг (после круга разок можно и без анализ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тивореч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делающие меня лучше (или выше) толпы (стада, быдла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от которых что либо порти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мне цен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придает моей жизни смыс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то не хочу потеря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за что мне стыдно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мн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 перед кем я прибедняюсь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всё чему завидую (решилось анализом сомнений)</text:p>
          </table:table-cell>
          <table:table-cell table:number-columns-repeated="1023"/>
        </table:table-row>
        <table:table-row table:style-name="ro1">
          <table:table-cell table:style-name="ce50" office:value-type="string" calcext:value-type="string">
            <text:p>те кто хочет мне навред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эйфор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юди имеющие больше чем я вижу им по карману или должно быть по карману (под вопросом, решается групаньем)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на что мне нужна страховка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паттерны (напр. Паттерны поведения, паттерны рынка и прочие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 (мира, под сомнением – возможно решаются вопросником повторений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позерство (твоё и возможно других если хватит времени) – т.е. подражание “я такой-то и такой-то человек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портит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рреты и необходимости их создавать или стави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обходимости прята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я БЫ сделал в фаз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ситуации когда я хочу к кому-то “под крыло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л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р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о меня долета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я бы “никогда не взял сам”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от я бы сделал только если мир завтра прекратит своё существовани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стыковки которые я боюсь решать (и брать на себя) – например тёлка типа той Оли Ревок, которая красивая, но все компоненты её жизни вместе меня тревожа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в которых я мечтаю быть пассивчи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я хочу дать слишком много (мол диалог в голове “та то слишком много” и мысль “ничо, всунь, будь что будет”)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ещи которые я не могу в себе изменит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моя жизнь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е кто знает о моём существовании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природа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фетиш на таких как я</text:p>
          </table:table-cell>
          <table:table-cell table:number-columns-repeated="1023"/>
        </table:table-row>
        <table:table-row table:style-name="ro1">
          <table:table-cell table:style-name="ce54" office:value-type="string" calcext:value-type="string">
            <text:p>люди у которых на меня фетиш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^n x всех инфраструктур в мире (их движения в сторону в которую направляет вопросник)</text:p>
          </table:table-cell>
          <table:table-cell table:number-columns-repeated="1023"/>
        </table:table-row>
        <table:table-row table:style-name="ro1">
          <table:table-cell table:style-name="ce29" office:value-type="string" calcext:value-type="string">
            <text:p>то за что меня хвалят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емирные вещи которые рвутся в руки после майндмапов (нарываются мол “ты ничо не сделаешь”). Их надо пропускать через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ждый дроч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тискивание себя в чужие майндмапы.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форма чувства вины в виде полировки мусора и говн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оговор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ш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о что болит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анатом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сихология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эволюц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еньг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Вред себе (тому чем являюсь я). </text:span><text:span text:style-name="T6">чей угодно. (будь то мой или чей либо)</text:span>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всё что я считаю хорошим (конкретные банки, ножи и т.д.)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новые тулзы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ередовые тулзы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о чём у меня просят разрешени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абы которые сосут с меня энергию (о которых “на фоне” думаю и т.д.). та и вообще. Люди. И ситуации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социальные групп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ещи которые мне кажется никогда не сломаются.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двери которые я хочу открыть</text:p>
          </table:table-cell>
          <table:table-cell table:number-columns-repeated="1023"/>
        </table:table-row>
        <table:table-row table:style-name="ro1">
          <table:table-cell table:style-name="ce14" office:value-type="string" calcext:value-type="string">
            <text:p>Вещи которые в себе обьединяют каналы связи, превращение и руки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деструктивные использования чего либо (когда использовал и оно исчезло, разрушилось)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любые траты энергии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айные проходы, потайные двери, рычаги</text:p>
          </table:table-cell>
          <table:table-cell table:number-columns-repeated="1023"/>
        </table:table-row>
        <table:table-row table:style-name="ro1">
          <table:table-cell table:style-name="ce23" office:value-type="string" calcext:value-type="string">
            <text:p>то куда меня тяне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реды мне (нанесённые ранее или те которые наносят сейчас или нанесут в будущем) - “будущие” - например те которые я вижу с помощью майндмапов несутся на меня как поезд. Как когда я видел что россия нападёт на украину потому что граница языков не совпадает с географической границей. т.е. это ответ что делать с майндмапами.</text:p>
          </table:table-cell>
          <table:table-cell table:number-columns-repeated="1023"/>
        </table:table-row>
        <table:table-row table:style-name="ro1">
          <table:table-cell table:style-name="ce24" office:value-type="string" calcext:value-type="string">
            <text:p>вычисление алгоритмов инфраструктур (из моих писем). И потребности пропустишь. (пункт, решить когда будет время, я этим методом получал то что нужно гештальту – Киев и т.п. - до того как узнал о вопроснике и колдовстве.)</text:p>
          </table:table-cell>
          <table:table-cell table:style-name="ce26" table:number-columns-repeated="21"/>
          <table:table-cell table:number-columns-repeated="1002"/>
        </table:table-row>
        <table:table-row table:style-name="ro1">
          <table:table-cell table:style-name="ce33" office:value-type="string" calcext:value-type="string">
            <text:p>сущности которые говорят “я – проблема, и что ты мне сделаешь”.</text:p>
          </table:table-cell>
          <table:table-cell table:number-columns-repeated="1023"/>
        </table:table-row>
        <table:table-row table:style-name="ro1">
          <table:table-cell table:style-name="ce31" office:value-type="string" calcext:value-type="string">
            <text:p>РАНЫ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БОЛ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1" office:value-type="string" calcext:value-type="string">
            <text:p>ВСЁ ЧТО НАДО ЛЕЧИТЬ вне очереди.</text:p>
          </table:table-cell>
          <table:table-cell table:style-name="ce36"/>
          <table:table-cell table:number-columns-repeated="1022"/>
        </table:table-row>
        <table:table-row table:style-name="ro1">
          <table:table-cell table:style-name="ce38" office:value-type="string" calcext:value-type="string">
            <text:p>общие знаменатели (с человеком или с миром, т.е. Если их проблема – и твоя проблема тоже, тогда решай. Если нет – то нет.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БЕССИЛИЕ (как вариант – недоступность)</text:p>
          </table:table-cell>
          <table:table-cell table:number-columns-repeated="1023"/>
        </table:table-row>
        <table:table-row table:style-name="ro1">
          <table:table-cell table:style-name="ce41" office:value-type="string" calcext:value-type="string">
            <text:p>надежды</text:p>
          </table:table-cell>
          <table:table-cell table:number-columns-repeated="1023"/>
        </table:table-row>
        <table:table-row table:style-name="ro1">
          <table:table-cell table:style-name="ce42" office:value-type="string" calcext:value-type="string">
            <text:p>мои возможности</text:p>
          </table:table-cell>
          <table:table-cell table:number-columns-repeated="1023"/>
        </table:table-row>
        <table:table-row table:style-name="ro1">
          <table:table-cell table:style-name="ce38" office:value-type="string" calcext:value-type="string">
            <text:p>дискредитации </text:p>
          </table:table-cell>
          <table:table-cell table:number-columns-repeated="1023"/>
        </table:table-row>
        <table:table-row table:style-name="ro1">
          <table:table-cell table:style-name="ce46" office:value-type="string" calcext:value-type="string">
            <text:p>ПРОБЛЕМ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окажется в зоне видим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ребова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танда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линги</text:p>
          </table:table-cell>
          <table:table-cell table:number-columns-repeated="1023"/>
        </table:table-row>
        <table:table-row table:style-name="ro1">
          <table:table-cell table:style-name="ce68" office:value-type="string" calcext:value-type="string">
            <text:p>обсерания меня кем-либ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ниже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рити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зор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довер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еровый транспор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лохие книг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7">Пункт: </text:span><text:span text:style-name="T8">Найди замену берушам. (может майндмапы может дом может ещё что-то).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и таракан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рочка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х кто тебя любит и боготворит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екущие мои проек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ай те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е твои инструменты. Которыми ты перебираешь пун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есть теория что все эти пункты если решить то миру хватит и этог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бщий знаменатель всех моих майндмапов (то, частью чего они все являются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что дают колдовские шма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вторения которые против твоей воли. Их надо избегать а не решать. И промайндмапь ты все их компоненты – они исчезну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Рекурсии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урсы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роект: Менторинг</text:p>
          </table:table-cell>
          <table:table-cell table:number-columns-repeated="1023"/>
        </table:table-row>
        <table:table-row table:style-name="ro1">
          <table:table-cell table:style-name="ce93" office:value-type="string" calcext:value-type="string">
            <text:p>Пункт: сходить на акушерные курсы.</text:p>
          </table:table-cell>
          <table:table-cell table:number-columns-repeated="1023"/>
        </table:table-row>
        <table:table-row table:style-name="ro1">
          <table:table-cell table:style-name="ce76" office:value-type="string" calcext:value-type="string">
            <text:p>претензии и требования ВСЕХ коммунистов (которые считают, что я им что-то не дал или отобрал, не только тех которые имеют притензии ко мне, но и к кому угодно), то что их вызвало и то, что они хотят получить (вероятно у меня есть дыры)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те кто сделал тебе комплимен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на что человек дрочит (или я или любое другое существо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вобода и не-нулёвость моих ddx relative to each other. Т.е. если мои части способны расти – они должны быть пропущены через вопросник. Для отделения их друг от друга. А то я много сил потратил на то, чтоб расти “таким как я есть” (т.е. чтоб пропорции роста относительно друг друга шли линейно). Короче “все части меня которые способны расти и развиваться” - каждую отдельн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апре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когда “трудно”</text:p>
          </table:table-cell>
          <table:table-cell table:number-columns-repeated="1023"/>
        </table:table-row>
        <table:table-row table:style-name="ro1">
          <table:table-cell table:style-name="ce53" office:value-type="string" calcext:value-type="string">
            <text:p>Места где лежит куча несортированных инструмен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упповушницы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Проект: преследование нужной мне лич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система образования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5">Проект: </text:span><text:span text:style-name="T6">переезды на длительные расстояния (в какой-то мере они сопряжены с напряжением, нервным истощением и статичной нагрузкой).</text:span>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<text:span text:style-name="T9">то что “подождёт” </text:span><text:span text:style-name="T10">(по сути оно имеет континуус точки – висит в уме пока я над чем-то работаю, потому оно наверно даже должно быть вне очереди, потому что оно явно нужно)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арани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дискомфорт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амятники</text:p>
          </table:table-cell>
          <table:table-cell table:number-columns-repeated="1023"/>
        </table:table-row>
        <table:table-row table:style-name="ro1">
          <table:table-cell table:style-name="ce33" office:value-type="string" calcext:value-type="string">
            <text:p>битьё (с твоей стороны или чьей либо другой, любыми методами – будь они физические, психологические или материальные или любой другой метод нанесения вреда который надо “лечить”) в вопросни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ор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глос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сё что вижу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делать ресёрч перед покупкой. И везде где этого сделать нельзя (где говорят “бери а потом посмотришь”) - надо делать проекты чтоб это убрать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точильные инструменты (я тут стропы делаю уже двухсторонние – с пастой ГОИ + бумага). Я думаю может попробовать продавать их по 50грн. хз. Снять видео как ею точить и т.п. Клей есть. Можно клепать блин их днём и ночью. Из того же акрила.</text:p>
          </table:table-cell>
          <table:table-cell table:number-columns-repeated="1023"/>
        </table:table-row>
        <table:table-row table:style-name="ro1">
          <table:table-cell table:style-name="ce51" office:value-type="string" calcext:value-type="string">
            <text:p>ВСЁ ЧТО УКРАЛ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тест драйвы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сравнения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выбор лучшег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тупор</text:p>
          </table:table-cell>
          <table:table-cell table:number-columns-repeated="1023"/>
        </table:table-row>
        <table:table-row table:style-name="ro1">
          <table:table-cell table:style-name="ce83" office:value-type="string" calcext:value-type="string">
            <text:p>всё чего не знаешь 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причины того, почему я всё анализирую (майндмап, я теперь всё делаю майндмапами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самостоятельное хаванье того, что я создал.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атки</text:p>
          </table:table-cell>
          <table:table-cell table:number-columns-repeated="1023"/>
        </table:table-row>
        <table:table-row table:style-name="ro1">
          <table:table-cell table:style-name="ce64" office:value-type="string" calcext:value-type="string">
            <text:p>Мои недостойности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етали деталей деталей (стул – ножки и болтики – дерево и металл) – вообще можешь вот это дробить сколько хочешь. Но упирается всё всегда в майндмап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детали деталей.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Проект: то что я хочу но не имею</text:p>
          </table:table-cell>
          <table:table-cell table:number-columns-repeated="1023"/>
        </table:table-row>
        <table:table-row table:style-name="ro1">
          <table:table-cell table:style-name="ce67" office:value-type="string" calcext:value-type="string">
            <text:p><text:span text:style-name="T11">Проект: </text:span><text:span text:style-name="T12">Досье (на других людей или на меня)</text:span></text:p>
          </table:table-cell>
          <table:table-cell table:number-columns-repeated="1023"/>
        </table:table-row>
        <table:table-row table:style-name="ro1">
          <table:table-cell table:style-name="ce65" office:value-type="string" calcext:value-type="string">
            <text:p><text:span text:style-name="T1">Проект: </text:span>твёрдость там где надо</text:p>
          </table:table-cell>
          <table:table-cell table:number-columns-repeated="1023"/>
        </table:table-row>
        <table:table-row table:style-name="ro1">
          <table:table-cell table:style-name="ce26" office:value-type="string" calcext:value-type="string">
            <text:p>Проект: способность выбирать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Проект: Заблудшие овцы (люди которые бесцельно идут не знают куда, идут по инерции, идут ошибочно и т.п.)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ём подходе как делать ментальные карты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финансовой схеме Виноградов Груп</text:p>
          </table:table-cell>
          <table:table-cell table:number-columns-repeated="1023"/>
        </table:table-row>
        <table:table-row table:style-name="ro1">
          <table:table-cell table:style-name="ce62" office:value-type="string" calcext:value-type="string">
            <text:p>Проект: видео о моих выводах по здоровью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Упрёки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Просьбы</text:p>
          </table:table-cell>
          <table:table-cell table:number-columns-repeated="1023"/>
        </table:table-row>
        <table:table-row table:style-name="ro1">
          <table:table-cell table:style-name="ce71" office:value-type="string" calcext:value-type="string">
            <text:p>Проект: оказывается развитость в разных сферах более полезна (и гениальна) чем "10 000 часов" которые просто натаскивают автоматизмы но не учат способности выбирать нужный инструмент под нужную задачу. Я наконец понял баб которые говорят что я лучшее в мире существо. Потому что так и есть. Потому что я развиваюсь во всех направлениях. Хоть меня всю жизнь и задалбывают “кем ты работаешь” и “кем ты хочешь стать” мол “во что ты вложил или хочешь вложить 10 000 часов.</text:p>
          </table:table-cell>
          <table:table-cell table:number-columns-repeated="1023"/>
        </table:table-row>
        <table:table-row table:style-name="ro1">
          <table:table-cell table:style-name="ce79" office:value-type="string" calcext:value-type="string">
            <text:p>Драки.</text:p>
          </table:table-cell>
          <table:table-cell table:number-columns-repeated="1023"/>
        </table:table-row>
        <table:table-row table:style-name="ro1">
          <table:table-cell table:style-name="ce105" office:value-type="string" calcext:value-type="string">
            <text:p>Говорения мне КАК что-т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блюдение за работой созданных мной проектов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где надо крутить ручку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езаконченные проекты</text:p>
          </table:table-cell>
          <table:table-cell table:number-columns-repeated="1023"/>
        </table:table-row>
        <table:table-row table:style-name="ro1">
          <table:table-cell table:style-name="ce77" office:value-type="string" calcext:value-type="string">
            <text:p>То, куда вишенки (тёлки ни во что не ставящие то что у них есть, и считающие, что то, что где-то в небе и им не по уровню, у них должно быть) стремятс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Места, в которых хотят стереть твою историю пребывания в ни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, где мне пытаются как-то заплатить (чтоб я ушел), но я вижу что если заплатят и уйду – они не будут махать мне ручкой “приходи снова” (оплату естественно не бери пока ресёрч не закончишь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Ситуации где мне не будут махать ручкой “приходи снова”,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тя может и ситуации где мне МАШУТ ручкой “приходи снова” (или даже готовы помахать) - может быть там я тоже нужен. Как минимум следить всё ли у них в порядке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Хорошие проект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о к чему я не привы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Уход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<text:span text:style-name="T13">Ситуации где думают (или НЕ дуамют) обо мне мол </text:span><text:span text:style-name="T14">возвращайся когда угодно</text:span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не что либо надо делать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оекты в которых меня что либо не устраивает.</text:p>
          </table:table-cell>
          <table:table-cell table:number-columns-repeated="1023"/>
        </table:table-row>
        <table:table-row table:style-name="ro1" table:number-rows-repeated="1048360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Повторение.$A$1" table:expression="#REF!"/>
          <table:named-expression table:name="Sheet_Title" table:base-cell-address="$Повторение.$A$1" table:expression="&quot;Повторение&quot;"/>
        </table:named-expressions>
      </table:table>
      <table:table table:name="скажи себе что ты молодец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83" office:value-type="string" calcext:value-type="string">
            <text:p>скажи себе что ты молодец что ты за это взялся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+</text:p>
          </table:table-cell>
          <table:table-cell table:number-columns-repeated="1023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астью какого круга оно является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Частью какого круга (от какого начала до какого конца) оно является. И на какой оно позиции. Так на вскидку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змножение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ымученная тёлка много работал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значит у неё есть чем поживиться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(бред. Ты забыл что лучшие достижения делаются верными инструментами? Забыл проекты на руби?)</text:p>
          </table:table-cell>
          <table:table-cell table:number-columns-repeated="1023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я вижу по этому поводу в своей фазе" table:style-name="ta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3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вижу по этому поводу в своей фаз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Пойти в фазу и посмотреть:а) автоматизированное решение этого повторения - общая картина- вид под микроскопом- круг приемуществ- майндмапы этого- "куда идти"- "конечный пункт"- "как идти с точки зрения того, что есть сегодня, самым коротким путём к тому что я там вижу"- средства защиты от подделки- характеристики (измеримые параметры, по которым и без всей мешуры понятно, что вещь выгодна)- из каких материалов оно сделано (желательео чтоб было серебро-золото)б) максимизация прибыли (как с этого повторения, так и с его решения)не уверен пока что стоит так с размаху максимизировать прибыль того что ещё не понял, но можно глянуть.Т.е. Попроси в фазе свой мозг составить весь вопросник со всеми ответвлениями за т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 фазе они обычно ходят по своим дела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6" office:value-type="string" calcext:value-type="string">
            <text:p>но в жизни……. На меня смотрят только те кому некуда беж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хуеть. О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вижу по этому поводу в своей фазе'.$A$1" table:expression="#REF!"/>
          <table:named-expression table:name="Sheet_Title" table:base-cell-address="$'ЧТО я вижу по этому поводу в своей фазе'.$A$1" table:expression="&quot;ЧТО я вижу по этому поводу в своей фазе&quot;"/>
        </table:named-expressions>
      </table:table>
      <table:table table:name="Что я колдую" table:style-name="ta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ce63"/>
        <table:table-column table:style-name="co2" table:number-columns-repeated="1023" table:default-cell-style-name="ce63"/>
        <table:table-row table:style-name="ro2">
          <table:table-cell table:style-name="ce97" office:value-type="string" calcext:value-type="string">
            <text:p>Что я колдую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Что затрагивает эту задачу?</text:p>
          </table:table-cell>
          <table:table-cell table:style-name="ce76" table:number-columns-repeated="255"/>
          <table:table-cell table:number-columns-repeated="768"/>
        </table:table-row>
        <table:table-row table:style-name="ro2">
          <table:table-cell table:style-name="ce47" office:value-type="string" calcext:value-type="string">
            <text:p>Моя гипотеза, почему этот вопрос ва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абын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х кто будут обслуживать меня как угодно, как взбредёт МНЕ в голову а не 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связано с той хернёй про справедливость, но……. Немного друго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9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я колдую'.$A$1" table:expression="#REF!"/>
          <table:named-expression table:name="Sheet_Title" table:base-cell-address="$'Что я колдую'.$A$1" table:expression="&quot;Что я колдую&quot;"/>
        </table:named-expressions>
      </table:table>
      <table:table table:name="Что ты можешь сейчас сделать чтоб сделать себе хорошо" table:style-name="ta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ты можешь сейчас сделать чтоб сделать себе хорош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чинаю с этого потому что многие вещи являются у меня психосоматик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й. лечь сп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рочить не даё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не даё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ишешь статью которая никому не нужна и не заканчив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 что тебе сказ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просто………………. Остановить врем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становить свой метаболиз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быть рабом своих желани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но …. у тебя ведь есть на кого их слить. Я не понимаю зачем себя ограничив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. ну так я это. Я .люблю бо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 Ты это сказ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и. Боль предвестник вре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вред прийдётся леч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а лечение это забота. Это больницы где есть бесплатные медсёстр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…… прикоснове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просы как я себя ощущ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ним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руглосуточн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да на любой вку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любой. Там НЕ было шведского стол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тюрьм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ешь то что дают. Похлёбку. Овсянку на завтрак, бульон на обед. И лапшу с гуляшом вечером.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…… ты ничего не решаешь. Ты не можешь пойти на кухню и взять то что тебе ну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 да но в плане тёлок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 плане тёлок то же самое. Только шведский стол – мир, а они – чипс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ААААААААААААААААААААААААААААААААААААААААааааа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(и ощущение что щас он придумает где их взя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так это мы поправим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Default"/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? Проблема решен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бал мне позги бли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брал всяких Ир, Кать, Валь, Лер, Оль, Тань, бесконечно мн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до 6 млрд не сосчитаешь никог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даже когда сощитаешь – через лет 5 вырастет новое поко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имае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чипсы возобновляются на шведском стол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 тебя. Но это как помидоры. Их ведь ещё слайсить надо. Класть в холодильник и т.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х надо мыть перед юзаньем и после. Всё. Ты не пускаешь их в расхо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бая баба готова пойти замуж после 30 лет. Тебя в поезде кадрили какие-то посудомойки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…….. говоришь банкиршам как чего куда ты хочешь всуну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………. Дизайнерше блядь говорил “глубже и приятние” сука детский сад бля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убертанная язва наху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хоть раз отказали в первом свидании на улиц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отмоу что я старался чтоб не отказывали. Шёл ва банк только если я всё контролиру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в чём проблема? Контролиру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рывай помидор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в баре какие-то 20летние кучерявые блядь безымянные бухие студентки лапали. За пенис. Ночью. На танц поле. Сук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даже не представляешь какой длинный у тебя список побед в этом пла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…… я тебе напомню . Через 3.5 часа ты отошлёшь одной из своих ОЛЬ ссылки на видео, говорящие что ты ГЕН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УКА. ЧЕГО ТЕБЕ НЕХВАТ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ЛОСТ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6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ты можешь сейчас сделать чтоб сделать себе хорошо'.$A$1" table:expression="#REF!"/>
          <table:named-expression table:name="Sheet_Title" table:base-cell-address="$'Что ты можешь сейчас сделать чтоб сделать себе хорошо'.$A$1" table:expression="&quot;Что ты можешь сейчас сделать чтоб сделать себе хорошо&quot;"/>
        </table:named-expressions>
      </table:table>
      <table:table table:name="Выскажись видению как тёлке" table:style-name="ta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Выскажись своему "видению" (этой проблемы). Можешь высказать ему свое мнение или свой concern по поводу того что видишь. Спроси его не надо ли мне применить к нему какие-то коэффициенты чтоб лучше его понять. Если не знаешь что сказать - говори ему то что сказал бы своей тёлк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47" office:value-type="string" calcext:value-type="string">
            <text:p>Примеры сегодняшних коэффициентов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оценка "сколько займёт времени выполнить задачу в программировании на руби"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3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 2014м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х7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на 2020й год (долго не программировал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они работаю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не ограниченность привлекает а то что они имеют оборо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ЕБЕ ЕЩЁ РАЗ ГОВОРЮ, ЛЮДИ МОГУТ ИМЕТЬ ДЕНЬГИ КАК ЛЕГКО ТАК И ТРУДНО, ТЕБЕ ЛИШЬ СТОИТ ПОНЯТЬ, ЧТО ЗА ОБЛЕГЧЕНИЕ ДАЮТ ЧАЩЕ ЧЕМ ЗА …… ОСЛОЖН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что думаешь она тебе на шею бросится “о боже как ты классно осложнил мою жизнь”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. От трудных чуваков бегут как от огня. Разводятся. Вот Олька кодекс семейный чита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оже как ты долго печат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надо дум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ы не прав если думаешь что тянуть тебя их завод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серьёз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ходи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ыскажись видению как тёлке'.$A$1" table:expression="#REF!"/>
          <table:named-expression table:name="Sheet_Title" table:base-cell-address="$'Выскажись видению как тёлке'.$A$1" table:expression="&quot;Выскажись видению как тёлке&quot;"/>
        </table:named-expressions>
      </table:table>
      <table:table table:name="Волк-Маугли среди волков" table:style-name="ta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едставь что ты волк среди волков, считающий себя Маугли, у которого эта проблема. <text:s/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это …… та твоя хрень. Отсутствие права превращать то что есть в то что облегчит твою жизн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вымученной бабе похер и нет времени тебе переч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. Так себе удовольств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читывая что ты можешь продать кому угодно себя в любое время сут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и Марьяну выбрал потому что она тянул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ЯНУЛА. НО ОНА НЕ … ОНА НЕ ИСКАЛА ТРУДНЫХ ПУТЕЙ. ОНА ИСКАЛА ЧТОБ ТО ЧТО ЕСТЬ СТАЛО ЛЁГК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ЭВОЛЮЦИОНИРОВА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так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хо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ижу что ты ……… вымуч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ел КАК МУЧАЮТСЯ МИНЕТАМИ какие-то бабы…. Часа 4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уммар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бы уже доделал это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Это важный момент. Всё. Я всё сказ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ребности ещё глянь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Волк-Маугли среди волков'.$A$1" table:expression="#REF!"/>
          <table:named-expression table:name="Sheet_Title" table:base-cell-address="$'Волк-Маугли среди волков'.$A$1" table:expression="&quot;Волк-Маугли среди волков&quot;"/>
        </table:named-expressions>
      </table:table>
      <table:table table:name="What REALLY happened" table:style-name="ta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What REALLY happened (причину и следствие можешь описать? И роль этого события между ними?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98" office:value-type="string" calcext:value-type="string">
            <text:p>по сути прежде чем начать ресёрч может я просто уже знаю, что было. Хотя не факт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ну у меня дико встаёт как только я вижу что тёлка мучается, в отчаяньи, чего-то не может но пытается, как только она понимает что она не звезда – я ТУТ ЖЕ там есть чтоб её пойм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она мне даже даёт за эт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ТЕБЕ ДАЮТ ВС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РОСТО ТЫ ХОДИШЬ ТОЛЬКО К ТЕМ КТО ПАДАЕТ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серьёзный аргумент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8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What REALLY happened'.$A$1" table:expression="#REF!"/>
          <table:named-expression table:name="Sheet_Title" table:base-cell-address="$'What REALLY happened'.$A$1" table:expression="&quot;What REALLY happened&quot;"/>
        </table:named-expressions>
      </table:table>
      <table:table table:name="Является ли эта вещь шкалой" table:style-name="ta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Является ли эта вещь шкалой? решить задачу = пятёрка [подарок мне того что даёт социальное признание]не решить = ремень [нарушение моей целостности]" (или наоборот - решить её = ремень, а не решить = пятёрка) - это конструкт шкалы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да - попробуй поставить "пятёрку" на один конец, "ремень" на другой, и поменять местами.Любая шкала почти всегда навязана (1% где-то природного происхождения), и она воюет за право жизни среди других шкал. Не имея этого "конструкта шкалы" ты перестанешь отходить от задачи чтоб доказать кому-то её важ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умаю да, учитывая что ты вырос в окружении учительниц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а училка, Натаха Голуб училка, Аня с села – училк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 и дрочил на всяких Надий Мыронивн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что д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умаю тебя даже били по голове за то что тебе кто-то не нравил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Куч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всю 75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реально часто чмырили за то что тебе противны какие-то вещ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еперь они даже не помнят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 так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так. да. Шкала. Навязанная. Вбитая в голову людьми которые тебе против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би меня или буду ор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ть тоже так делала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7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Является ли эта вещь шкалой'.$A$1" table:expression="#REF!"/>
          <table:named-expression table:name="Sheet_Title" table:base-cell-address="$'Является ли эта вещь шкалой'.$A$1" table:expression="&quot;Является ли эта вещь шкалой&quot;"/>
        </table:named-expressions>
      </table:table>
      <table:table table:name="Сборка пункта" table:style-name="ta1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рочувствуй это событие от и до (закрой глаза и сделай "сборку" его и всего что с ним связано, равно как ты чувствовал ток текущий по процессору). Другими словами, прочувствуй внутренние процессы его, тебя, того что тебя с ним обьединяет, всех остальных, и информационного поля по поводу тебя, его, того что тебя с ними связывает и всех остальных во вселенн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  * 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Настоящего момент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окруж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спит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ть училк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сю жизнь видел только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и гоняешься вечно за какими-то выгоревшими шлюха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ётками которые ебались столько что им уже наср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 же сам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зконаправленность есть а потребностей нет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роче тебе нравятся инвалидк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всех своих очкариче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у тебя с детств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та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Иди. Ты мог вполне Патлыку ебать себ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сам бы мог быть чуваком на мотоцикле. Или на порше. Или хз на чём. Это по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ка вопрос лишь в знания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 том что тебя привлекают те у кого их 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ласть ощущае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ыграть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еть как кто-то тонет тебе прият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же несмотря на то что ты учитель плавань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ылечим не боись. Иди отдохни. Выпей чаю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0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Сборка пункта'.$A$1" table:expression="#REF!"/>
          <table:named-expression table:name="Sheet_Title" table:base-cell-address="$'Сборка пункта'.$A$1" table:expression="&quot;Сборка пункта&quot;"/>
        </table:named-expressions>
      </table:table>
      <table:table table:name="Чем пункт решает повторяющиеся проблемы" table:style-name="ta1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0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ем (какими своими частями)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ебе так скаж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чтоб меня люби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огда я учу плавать утопающую (или замучанною от попыток плыть) тёлку (которая чувствует что щас утонет) она начинает меня чуть не на руках нос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это барте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ей спасение от утопа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мне глубокий минет моего э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мплимен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арк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лыбк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не рады если ты не спасаешь их жизнь в том что они попробов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ы щас и делаешь своё видео (анимацию) про здоровый образ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отдохни. Я серьёзно. Тут ещё часа четыр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егодня реши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 Помой руки воткни беруши и продолж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ем пункт решает повторяющиеся проблемы'.$A$1" table:expression="#REF!"/>
          <table:named-expression table:name="Sheet_Title" table:base-cell-address="$'Чем пункт решает повторяющиеся проблемы'.$A$1" table:expression="&quot;Чем пункт решает повторяющиеся проблемы&quot;"/>
        </table:named-expressions>
      </table:table>
      <table:table table:name="Почему пункт решает повторяющиеся проблемы" table:style-name="ta1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Почему (по каким причинам этот пункт решает повторяющиеся проблем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о угод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я первы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. Мне казалось только так люди в мире и ебу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видел других варианто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перь я осознаю обьём испорченности своих мозгов. Поехали дальше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Почему пункт решает повторяющиеся проблемы'.$A$1" table:expression="#REF!"/>
          <table:named-expression table:name="Sheet_Title" table:base-cell-address="$'Почему пункт решает повторяющиеся проблемы'.$A$1" table:expression="&quot;Почему пункт решает повторяющиеся проблемы&quot;"/>
        </table:named-expressions>
      </table:table>
      <table:table table:name="Решение того что оно решает" table:style-name="ta1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Можно ли (и стоит ли) решить эту повторяющуюся проблему которое оно решает как-то чтоб это повторение создавало меньше заморочек для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но их еб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т путь бесконече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лон ……. тараканов 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стоит больнее ударить себя чтоб это выбить чем меня били чтоб это получ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ВОТ ТВОЯ ГЛАВНАЯ СТЕЗЯ ПО ЖИЗНИ. ЭТО НЕ РАБОТ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З ЭТОГО ВСЕГО РАБОТАЕТ ОДИН МОТИВ: НАВСЕГДА ЭТО РЕШИТЬ. ВОТ ПОЧЕМУ ТЕБЕ ЧТО-ТО ПРИХОДИ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_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ервись на 5 мин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Поругался с какой-то очередной дурой на счёт культурных ценност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 ты их руками вечно пункты создаё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 своих что ума нехват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вата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огда чего ты к ним лезе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м есть награда. А тут только деньг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града будет. Свожу тебя по проституткам пару ра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. я не знаю. Я всегда последние деньги на них трати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будешь тратить сови деньги а не деньги проекта. Серьёзно. Ты слишком жоско себя огранич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“не ебаться пока проект не закончу” блядь. Что за норма. Пиздец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же хочешь вымуч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служить секс мучениям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ли чт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ару раз сработа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поезд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РАБОТАЛО В ТЕ МОМЕНТЫ КОГДА ТЫ ДУМАЛ, КАК ИСПРАВИТЬ МИР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что подумал. Когда я дрочу я хочу чтоб мир не менял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огда меняюсь мне приходят реальные тёлки с реальными сиськами но я не знаю что с ними делать потому что как только начну дрочить – включится моя консервативная сторон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 которая против любых изменений пока не конч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схватить за глотку и держать пока мне не станет прият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огда мир может снова меняться куда хоч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вот. А тебе надо уметь делать так чтоб до секса, во время и после, ты был направлен на решение проблем мира через кар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. каким образом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шь для начала дрочить только на живые сись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что ту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ишу теперь этой Ольке всякий бре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де они эти живые сиськи? На которые можно подроч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хуеть. Испортил отношения с единственной которая тебя люби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ей <text:s/>показал куда ей надо а она увидела что ты считаешь себя самцом из-за это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сюда вывод. Она тебя портит. У неё в голове. И в твоей. И обьективно это так. Почему кстати? Потому что она вымученна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кажи мне ЧТО мне сделать, чтоб……….. ты шел в том же направлении до во время и после секс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. Я … я не знаю. НЕ знаю. Может быть хороший план. Может быть исполнение хорошего плана. Может секс часть плана. Я не зн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ичего не зн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уже туман перед глаз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у секса и сп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стати. Ты дрочил всю жизнь перед сном. Тобишь когда замуче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та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быть….. это влияет на твои вкус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огда мне дроч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потому ты и вымучивал себя усталостью перед каждой тёлкой? Потому что думал что это их возбужд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ел сонный порнуху. Они на видео заводились. Ты кончал от их старан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итоге ты ищешь живую. Хочешь кончить и подсознание говорит “усталость иди ко мне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собачка павлов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дохни ещё 5 минут. Мы закончим сегодня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4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ение того что оно решает'.$A$1" table:expression="#REF!"/>
          <table:named-expression table:name="Sheet_Title" table:base-cell-address="$'Решение того что оно решает'.$A$1" table:expression="&quot;Решение того что оно решает&quot;"/>
        </table:named-expressions>
      </table:table>
      <table:table table:name="Какой перманентный вред оно решает" table:style-name="ta1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й перманентный вред нанесённый мне оно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ысль что я умны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раз умный значит имею право размножаться (а не дрочи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едь имею право ебать кого угодно только когда я умнее все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устал от разговоров об э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ижу что ты устал. Но предпосылок к усталости я не вижу. Ты должен радоваться. Это психосоматик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кажется ты из-за этого потерял самых красивых тёл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“она не замученная значит неинтересная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чёбу в школе и в политехе вспомни. Отличники все были вымотаны. Цюпа учился день и ночь. Только потом это ставало легко. Со времен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му предшествовали горы мучени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с вслепую водили по горам с обещанием что “будет хорошо в конце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том и правда става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ловлю таких потому что они дойдут до места на которое давно пришёл 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о моего уровня долезу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оберуть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не будут меня просить переводить их текст только потому что им лень делать это сами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будут слать поцелуи несмотря на усталость а не будут ебать могзи “мне никто не нужен потому что я пальчик порезала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источник потребностей. Значит они должны терпеть боль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дь секс. Им ведь больно? Они стонут потому что больн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 брат. Им хорошо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огда почему ору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инарная у тебя система какая-то. Орут значит больно. Орание это голос. Откуда у тебя это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ают вид что им плохо значит им плохо. Что это за бред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ему ты живёшь в парадигме что всем бабам по определению плох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сно короче. Тут всё. Бабы ноют значит надо спас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“у меня компьютер глючит, хнык хнык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рыцарь Сергей достаёт свой мечь и скачет на белой лошади нажать пару кноп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чтоб ВЗАМЕН ЕГО ПОХВАЛИЛА ЛИЧНОСТЬ КОТОРАЯ ЕГО ВСЮ ЖИЗНЬ УНИЖА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 чувак. Это можешь смело закрывать. Уходить. Идти спать. Делай что хочешь. Ты нашёл причину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ой перманентный вред оно решает'.$A$1" table:expression="#REF!"/>
          <table:named-expression table:name="Sheet_Title" table:base-cell-address="$'Какой перманентный вред оно решает'.$A$1" table:expression="&quot;Какой перманентный вред оно решает&quot;"/>
        </table:named-expressions>
      </table:table>
      <table:table table:name="Его методы решения перманентного вреда" table:style-name="ta1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4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ие у него есть методы решения этого перманентного вреда нанесённого мн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мплимен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ей но почему только в результате усталост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ему ты не можешь это делать на свежую голову за 2 минут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 дело в том что ты смешивал групповухи на которые ты дрочил и мам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и то и 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ж как выстрел из дробовика. Всё равно что все фантазии в жизни закрепить на ……. укол пальца иголкой в одну и ту же точ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пониамешь д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очень……………………………………………………. Однопоточная эмоция. Оргазм. Пштыу и всё.. и выстрелил. И приятно. И лечь сп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не всегда когда ты хочешь дрочить ты хочешь…. ДРОЧ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огда ты хочешь облегче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огда бо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огда какой-то еды которой нет в дом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имаешь д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бые отклонения от того что ты можешь… ты включал сразу дроче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не обязательно желания связанные с сексо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ногда желания связанные … с выздоровлени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Короче. т.е. это как……. Алтимейт…….. глушитель эмоций? Так? Алтимейт глушитель сигналов подсознанк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ественно. А ты это понял только сегод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. Ты забыл как ты глушил эмоции сигаретами прежде чем тебе приходила в голову хорошая мысл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надо оседлать волну что мол независимо от эмоций ты решаешь всемирные пробл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майндмапами это хорошо у тебя получало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проектами вроде тож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бей короче на индивидуальные решения пунктов в голов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лан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исполнен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ешь внеочереди – бери пункт из кучи под грифом “вне очереди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думаю об это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о чем думать. Ты думал что усталость это секси. Ты обжог себе из-за этого руки. Ты … получил три болезни по члену… ты ездил на велике туда-назад в зымную воду хотя тёлок и во дворе хватает. Серьёзно. Открытия могут быть где угодно. Ради них не обязательно идти на эверес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помни как ты на высокий замок шлялся подум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“бикоз ай лайк зе челлендж” и “хау анаксессибле ит из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 теб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ижу что ты дрочишь на статус “перед ней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“ты вымучался, а теперь её очередь сосать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же если это не т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можешь сделать что-то за 4 часа – делай за 4 час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хуй за какие достижения она тебе подрочи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она может дрочить только за достижения то она никому не нужна и тебе т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…….. а на что мне дрочить ёп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устал повторя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 себ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 то какой ты хорош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рциссом бы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ыть собой чувак. Ты понял. Браво. На жизнь как в фазе. Глянь на свой список “что у меня как в фазе” и дрочи на э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лу. Мне тут уже Ольке Борис пора сообщение сл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шли и вернёш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ему ей кстат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. Она лёгка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М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Ы ДЛЯ НЕЁ БОГ ВО ПЛОТИ. Был в какие-то моменты. Уже нет. Но ты вернёшься на эту позици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у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. Давай так. Иди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Полегчал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Меняй шлюх one at a time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перь. Переходи к следующему вопросу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дойдёшь до “первого раза в <text:s/>детстве” тогда поговори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3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го методы решения перманентного вреда'.$A$1" table:expression="#REF!"/>
          <table:named-expression table:name="Sheet_Title" table:base-cell-address="$'Его методы решения перманентного вреда'.$A$1" table:expression="&quot;Его методы решения перманентного вреда&quot;"/>
        </table:named-expressions>
      </table:table>
      <table:table table:name="Чьи ещё повторяющиеся проблемы оно решает" table:style-name="ta1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ьи ещё повторяющиеся проблемы и перманентные вреды оно решает и какими методами? И могу ли я их решить (а.к.а. Распутать гадюшник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верно я вообще инструмент равновес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торый говорит им “не покладайте рук вы в верном направлении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6" office:value-type="string" calcext:value-type="string">
            <text:p>может у меня договор с миро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6" office:value-type="string" calcext:value-type="string">
            <text:p>согласно которому он даёт мне их а я говорю им что 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адно. Принимаем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ьи ещё повторяющиеся проблемы оно решает'.$A$1" table:expression="#REF!"/>
          <table:named-expression table:name="Sheet_Title" table:base-cell-address="$'Чьи ещё повторяющиеся проблемы оно решает'.$A$1" table:expression="&quot;Чьи ещё повторяющиеся проблемы оно решает&quot;"/>
        </table:named-expressions>
      </table:table>
      <table:table table:name="Решать какие повторения ему просто" table:style-name="ta1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Решения каких повторяющихся проблем и нанесённых кому-то перманентных вредов этой вещи избыточно? (в мире) Т.е. Настолько просто, что ему решать их "одним больше одним, меньше - пофиг - никаких существенных дополнительных энергозатрат"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ение тех проблем которые они пытаются решить… голой жоп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стно лучше снимай свои видео. Особенно то про анализ. Чем проекты клепать по программированию. Чуж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граммирование ты разобрал. Чинить компы умеешь (менять детали). Остальное нева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Давай без дискредетаци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ыпей чаю. 5 мин отдохнём. Даже 15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что. Готов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еслас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ы думаешь сколько тебе осталось ж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Лет 25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увак. Тебе 3 недели назад было такое серьёзное заболевание что пришлось пить очень серьёзные лекарства от стафилококов чтоб его выве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. хорошо . Другой вопро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ы думаешь сколько тебе осталось жить БЕЗ БОЛЕЗНЕ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уже болею. Серьёз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видишь. Времени не осталось. Если не запускать проекты то ты умрё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Это достаточно сильный для тебя мотиватор чтоб забить на похвалу от людей которые тебя всю жизнь унижаю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ЧТО бы стало для тебя достаточным мотиватором чтоб забить на достижение их похвал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. Если не хвалят значит чего-то 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НЕ ХВАЛЯТ ЗНАЧИТ ТЫ НЕ УДОВЛЕТВОРЯЕШЬ ИХ НУЖ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удовлетворяешь их нужд. Их гештальт. Они от тебя не зависим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во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ВЕДЬ ХЕРОВО КОНЧ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то похвал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временный их гештальт для тебя круче перманентных реально полезных для них изменений? Ты готов сломать им жизнь ради похвал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тогда это МЕСТЬ. Один в один. А её мы уже разобрали неделю наза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огда почему она вернулас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одна из форм. Отдельная ветка мозг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спомни. Мать хвалила в нескольких случаях (как и Ирка): ты – протез её мозга, и ты протез её возможностей.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за протезы надо платить чув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оглас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начит шли им видео с ютюба. Подумай чем они тебе могут заплатить и давай им это и вытаскивай монетизацию из кармана сам. Похуй. Ты ж видешь. Через сознание это тупо не работ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блядь думают что это бесплатно. Пускай думают что хотят. Ты получил свои деньги. Остальное нева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ними свои два видео (про текущий проект и про следующий тот который “круги”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антиквар когда будет чем крутить ручк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ё!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решение гештальта твои лоты должны излучать независимо от того купят они или 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 чувак. 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писать это в вопросник или ка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росто забудь это и начинай выдумывать велосипеды сначала. Конечно запиш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 Иди. Хороший пункт добавил. Пусть помогает людям независимо от того купили или нет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4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Решать какие повторения ему просто'.$A$1" table:expression="#REF!"/>
          <table:named-expression table:name="Sheet_Title" table:base-cell-address="$'Решать какие повторения ему просто'.$A$1" table:expression="&quot;Решать какие повторения ему просто&quot;"/>
        </table:named-expressions>
      </table:table>
      <table:table table:name="Как это повторение делает меня лучше" table:style-name="ta1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 это повторение делает меня лучш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ставляет меня анализировать свои инструмен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я уже запланировал врод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роде как решил этими вещами занимат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 я щас как на волне решения пунктов бляд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в удар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вот. <text:span text:style-name="T15">В ударе </text:span><text:span text:style-name="T16">тоже </text:span><text:span text:style-name="T17">только те чуваки которые решают всемирные пункты</text:span>. Ты всё. Тут всё.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ешь выдели это жирным косым. Так для себя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2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 это повторение делает меня лучше'.$A$1" table:expression="#REF!"/>
          <table:named-expression table:name="Sheet_Title" table:base-cell-address="$'Как это повторение делает меня лучше'.$A$1" table:expression="&quot;Как это повторение делает меня лучше&quot;"/>
        </table:named-expressions>
      </table:table>
      <table:table table:name="Когда это возникло впервые и скажи это себе сегодняшнему" table:style-name="ta1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8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Задай себе вопрос на каком этапе твоей жизни это возникло впервые, И представь что ты (того возраста) говоришь об этом понятии себе сегодняшнему. Слово в слово. Тоже терапия. Чтоб не тыкать себе палки в колёса дальше на этом пу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дать мозгам понять что ты решил что-то в этом плане навсегда изменить. 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вай так. Притягивание – с детства. Это реши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младшей школ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уимова наверно апогей выгоревших тёл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 неё я начал искать тех которые выгребают независимо от устал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короче бьёт себя книгами по башке пока башка не перестанет сама фантазиров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такое. Хрен с ней. Скажи мне друг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луш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ты их создавать нача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я на маму натравливал сантехника раз. Но это было когда ремонт делали. До этого не помню но я тоже наверно … щас пого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ты ныл первый раз что тёлка не глотает но должна глот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уимова наверно. 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учился ты напрягал преподавательниц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поступал. Был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а тяга к уставшей чувихе когда я книгами торгов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чтоб я её туда кидал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наю. Я хотел за ней прикрыться.. от этой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это считается создание. Даже нет. Использование. Лад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осознал их как инструмен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спомни. Патлыку ты напрягал мол “перестань” почем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она была сильнее меня в секс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А Панчишин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у неё сиськи большие. Их я хотел унизить. Я хотел показать что даже то что ты уставшая от жизни не даёт тебе право мной управля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о. Вот. 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в какой-то момент ты начал ими прикрываться. (на последних классах школы) а потом и создавать их (когда начал ныть Куимовой мол чего ты не даёшь мне и т.д.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. и что ты думаешь? Ты достойный “муж” после этого? В их глазах? Чувак который доводит их до ручки чтоб понять где их пределы а потом если они тебя устраивают – поставить их между собой и проблемой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сейчас думаю что я быстрее решу проблему чем он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не меняет того факта что если б я хоть в чём-то решал медленнее, я бы пытался ….. поставить их перед соб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прос лишь в том что я сделаю быстрее. Поставлю верную чувиху перед собой и она всё решит или сам реш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кладной ресёрч она для тебя чтоли? “вот проблема, реши её”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так это ж неправи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л тог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ВОТ. ВООООООООООООООООООООООООООООТ. ЭТОТ ТАРАКАН БЫЛ ПРОСТО ОТ ОТСУТСТВИЯ ЮЗАБИЛЬНЫХ МАЙНДМАПОВ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ладно. т.е. что ты хочешь сказать он сам решился? Я не ощущаю что я прям перестал ны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ощущаешь что перестал дёргать пипирку перед группой. Тебя не пугает группа из 8ми человек. И никогда больше не испуг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 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её разобр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еперь ты разобрал ещё и мучения (независимо – от группы или от чего-то другого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сё равно в аху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ы это 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устал повторять что я не поменял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казал чувак который за 1 час решает всемирную проблем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торому расскзать что он сделал занимает больше чем с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менялся. Очень сильно. Дави на это. Иначе ты так и будешь один по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му дави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ставшим от тебя баба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росто проекты буду дел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елай. Если хочешь. Но не для того чтоб жить за счёт зрителей. А просто потому что ты не успеваешь решать всё вот т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мпа “3 часа на пункт” тебе ма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ЕДИНСТВЕННЫЙ МОТИВ который остаётся. Чтоб делать видео. ДРУГИХ МОТИВОВ НЕ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86" office:value-type="string" calcext:value-type="string">
            <text:p>единственный мотив для видео это чтоб люди решали проблемы которые ты не успеваешь увидеть и внести в дневник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35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о возникло впервые и скажи это себе сегодняшнему'.$A$1" table:expression="#REF!"/>
          <table:named-expression table:name="Sheet_Title" table:base-cell-address="$'Когда это возникло впервые и скажи это себе сегодняшнему'.$A$1" table:expression="&quot;Когда это возникло впервые и скажи это себе сегодняшнему&quot;"/>
        </table:named-expressions>
      </table:table>
      <table:table table:name="Благодарности" table:style-name="ta2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БЛАГОДАРН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имеры благодарно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(предме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его существова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он(о) даё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кто мне что либо даё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мне приходит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 методы делать себе хорошо которые мне доступны когда оно у меня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то не мешает и не сопротивляется созданию, поддержанию и защите этого (или вакуумов в которых оно есть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ех ради ко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ради чего оно создаётся поддерживается и защищае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всё чем я есть когда оно у меня есть это защита от тех кто мне будет упрекать что <text:s/>я чего-то незаслужил. Или что-то не так сделал и заслужил проблему. Упырей короче которые пытаются меня этим доб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возможно ещё некоторые виды из вопросника самоанализ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*!* а теперь то же самое но с противоположностью этого пункта. (уже под сомнение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+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льтернатива им – виде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4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Благодарности.$A$1" table:expression="#REF!"/>
          <table:named-expression table:name="Sheet_Title" table:base-cell-address="$Благодарности.$A$1" table:expression="&quot;Благодарности&quot;"/>
        </table:named-expressions>
      </table:table>
      <table:table table:name="Кого бы в тебе увидели те для кого ты пришелец" table:style-name="ta2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9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Если бы земляни прилетели на другую планету, на которой бы их считали пришельцами... И среди них был ты. Кого бы в тебе увидели те жители той планеты, для которой вы все - пришельц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ижу в таком инопланетянине спасителя бедных и немочны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как врачь фрилансе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торый едет к неграм в африку лечить их от тифа (бесплатно) только потому что они немочны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нутренние проблемы которые он проецирует на ни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он хочет чтоб когда у него произойдёт такое же – спасли 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нмаешь насколько это вообще прорыв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нет. Не до конц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имаю что что-то есть но насколько это круто я пока 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………. твоя лёгкость решения психологических проблем меня пораж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посрать на Ольку. Стало. Вообщ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обще полный нол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. ОТЛИЧ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.. я даже не привык к тому что мне так посрать на человека которого я помню что поднимал до небе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и подним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идел по мимике и психологии, что там твори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хотел быть для неё спасител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когда тебе понадобится спаситель – была он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ебе понадобился спаситель. Весной 2019го. И её н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 слова блядь не сказал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пошли нахуй все эти проекци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ам себя спас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: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что я спасу себя сам. Проанализирую и разберусь. Как разобрался с яйц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е разобрался. Тебе помог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алоги не платишь. Это государственный врачь. Ты щас не самостоятел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………………………………………………………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е мог заплатить врачу за образование и ждать пока он выучится, чтоб он поставил тебе диагноз. Понимаешь о чём 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что с этим дел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ь частью механизма государств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астью сист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ь управленцем бизнес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ь политико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удь кем угод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лько не пустым мес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off the grid это вариант не для тебя а для тех кто пытается развиваться в сторону противоположную от развития вселенн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 кто развивают вселенную попадают под зако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д налоги аг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рат. Ты платишь налоги. С депозитов. И нихуя не происходит. Платишь их не ты а система. Тебе похуй. Ты не работаешь на эту сумм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истема работа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истема затыкает тобой свои проблемы. Во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. я не знаю что тебе сказ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дохни. 10 минут. Мне есть что тебе сказать но ты не слыши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слышать. Но я не хочу поним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слушать без понимания это бред. Максимизируй dnx из нашего диалог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слуш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идишь как это помогл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идил хоть что-то в конституции что противоречит этом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. Вопрос решё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конность я учёл. ну. Запланировал. Я видел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 но ты почему-то думаешь что ……. ты контролируешь процесс толкания людей к dnx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что н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очень хорош в мотивации. Хорошо знаешь психологию. Менеджмент. Ты наполовину бизнесмэ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…………………….. имеешь айсекеров полную хату (если их всех собрать они даже не поместятся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б им даже щас дал бабок чтоб приехать ко мне если б мог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сомневаюсь. Скажи почему ты не с ними сейчас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реди них я был самый вымучены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м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щё………. Мне они казались наивны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о. 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огда почему ты считаешь их лучше себя? Ту же Иру которой ты писал про волосы три недел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ж видишь её как на ладони. Почему силой не взять? Зачем обязательно вначале довести до ручки если она и так как раскрытая книг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рудная тема. Я непривык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считаю что всё что получено без мучений получено нечест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это мать вбила тебе в голову чтоб оправдать свою бо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обьектив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мог иметь эту Иру сука вдоль и поперёк год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 блядь взял напряг её. И бросил как “наивную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“она не знает что такое жизнь, жалкая девочка-дизайнерша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та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так блин. Они ВСЕ такие. Даже твоя Таня Куимова тоже в душе желает быть той которой просто говорят что 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чтоб всё было хорош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ты прав. Я не знаю. Мне нечего тебе сказ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же эта ёбанная перлынк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напрягалась блядь 16 лет. Потом 2 года с тобой. Потом блядь 2 года без тебя. А ты её потом ещё и грузил письмам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знать где преде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 понял я понял. Я вижу. Ты либо придел ищешь либо доводишь их до своего предела. Нахрена? Если можно просто засадить по гланды поцеловать в щёчку и сказать “до скорых встреч”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ты сделал с Олькой с Кременчуга до того как вернулся и начал ей писать какой ты беспомощный и какая она быдло. Давай поговорим о н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ты там делал? В Кременчуге? Ты приехал ради сисек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Я приехал потому что напрягания мне ниразу не помог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ера в то что “вымучать то что я хочу полезн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 бы бабло я бы полетел к ней на самолёте. Я просто тогда тоже в какой-то момент хотел вымучат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ь я реально думал львов-киев на авиалиниях за косарь а там автобусом доехать чтоб быстре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не спать ночью в вонючем вагон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прос встал только в деньга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 том что я никогда не лет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ю тебе деньги. Сколько можешь унести. Ты б к ней поеха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Я искал методы сделать свою жизнь лучше. И путь лежал черзе не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ври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уть лежал через мою возможность брать таких как она когда мне вздумае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 Род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говори э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уть. К решению. Всемирных проблем. Путём вопросника. Лежал. Через твою способность. Брать. Таких как она. Когда тебе вздумае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пахивает неверием в собственные сил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пыткой себе доказать что от них есть польз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ерестать себе вредить за то что ты не знаешь на ком заюзать лежащий без дела инструмен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так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. Подчеркни это и перерыв 20 мин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. да. Попахивало что мил толкал “решай dnx” а я думал что этот тул в принципе на это не способ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ы прав может и неспособен без люд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. он 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льза от него тоже е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бывают ситуации когда с ним лучше чем без н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ороче я подумал задать вопрос “<text:span text:style-name="T18">как этим увеличить dnx решения мировых проблем через майндмапы</text:span>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. Име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 прикладн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 чувак. Это главный вопрос дня. То что ты добавил делает тебя уже грёбанным Богом. Ты можешь уснуть и ничего в мире лучше не станет. Ты теперь двигатель прогресса. Смотри не упади с этой высо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 не упасть кстат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решай ничего в голове. И отнесись к темплейтам так как ты всегда относишься к майндмапам. Сделай резервную копи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егодн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Тогда поговорили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ответа на то как решать я так и не услыш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вет ты увидел. В том что ты ненавидел прекрасные инструмент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как их верну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ернул. В своё время ты поймёшь как сильно тебе их нехватало. И больше никогда не отступишь. Иди. У меня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пасибо тебе что поговорил со мной о прогрессе dnx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чинай психологию с этого. Воткни обязательную психологию перед прекладным. Помож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32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о бы в тебе увидели те для кого ты пришелец'.$A$1" table:expression="#REF!"/>
          <table:named-expression table:name="Sheet_Title" table:base-cell-address="$'Кого бы в тебе увидели те для кого ты пришелец'.$A$1" table:expression="&quot;Кого бы в тебе увидели те для кого ты пришелец&quot;"/>
        </table:named-expressions>
      </table:table>
      <table:table table:name="Расцветают (я и все остальные) от любых моих мыслей или действий.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Расцветают (я и все остальные) от любых моих мыслей или действий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закрой двер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ртыкли. Задрало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фрау дер-ди-дасовн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ак. Говори со мной. Чт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расцветание. От того что я создаю и тянусь к телкам выдохшимся от неверных выбираний инструментов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… ты развивался в направлении мотивац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надо быть пиздец экспертом чтоб вдохновить людей идти против эволюции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грёбанный гитлер. Серьёз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 больше никогда не возвращайся в мир где ты личный рост мира заменяешь бабами-жертвами.</text:p>
          </table:table-cell>
          <table:table-cell table:number-columns-repeated="1023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оно и каждая его часть это я" table:style-name="ta2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, и каждая его часть - это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отому что "видеть что это я" это приближение, а требование - это отдалени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ут посмотрел на этих алкаших с пьяными рож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фоткающихся на фоне ви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ипа тоже уставшие от неверных выборов по жизн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серьёзно думаю что надо оставить ВСЕХ в покое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росто делать рабо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это не забы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забудешь уже никогда. Повер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этой картой хрен тебя останови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так было как ты говоришь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6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но и каждая его часть это я'.$A$1" table:expression="#REF!"/>
          <table:named-expression table:name="Sheet_Title" table:base-cell-address="$'оно и каждая его часть это я'.$A$1" table:expression="&quot;оно и каждая его часть это я&quot;"/>
        </table:named-expressions>
      </table:table>
      <table:table table:name="что оно и каждая его часть видит во мне" table:style-name="ta2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Увидеть, что оно и каждая его часть видит во м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* практика показала что это сразу включает механизмы саморешения, после которых экономится куча времени на анализ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пасител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есси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мплименты бла бл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ог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ВПОЛНЕ можно иметь ПРОСТО СПРОСИВ КАК ДВИГАТЬ ПРОГРЕС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НАДО БЛЯДЬ ПЫТАТЬСЯ ИХ ТОЛКАТЬ С ОБРЫВА ЧТОБ ОНИ ЭТО ОЦЕНИЛИ. ОНИ И ТАК ТОЛЬКО С НЕГО ВЫЛЕЗ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ходи. Тут всё. Ты устал. Мы не можем с тобой нормально общат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додел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хочешь наград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мало вылеченной голов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ерьёзно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больше никуда не надо идти. Спешить. Никого больше никогда ни о чём спрашивать. Никаких разрешений. Всё по закон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логи. Всё. Браво. Единственное что меня муляет это то что ты потерял всех кто тебя к этому привё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Ухо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опять вспомнил Ир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вижу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еперь я не хочу её грузить. Я хочу посмотреть как то что я вижу направить на совместный прогресс либо на секс. Всё. Остальное я решу са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 ко нец 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оно и каждая его часть видит во мне'.$A$1" table:expression="#REF!"/>
          <table:named-expression table:name="Sheet_Title" table:base-cell-address="$'что оно и каждая его часть видит во мне'.$A$1" table:expression="&quot;что оно и каждая его часть видит во мне&quot;"/>
        </table:named-expressions>
      </table:table>
      <table:table table:name="Continuusly protect things that satisfy you continuusly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1">
          <table:table-cell table:style-name="ce79" office:value-type="string" calcext:value-type="string">
            <text:p>Continuusly protect things that satisfy you continuusly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ублированности никако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в людях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олагаться на них значит нарушать правила Группы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сли они тебе заменяют круг по достижению цели – то их должно быть две а не одн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динаковых чува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ОДИНАКОВЫХ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это невозможн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ВОТ ИМЕННО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………………………………………………………………………………………………………. пропускать через круг своих тёлок или что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ет. <text:span text:style-name="T17">Пропускать через круг желания чтоб тебя тянули.</text:span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ык его уже нету. Ты реши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уверен? Посмотри на себя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едный несчастный помогите татуировку убрать с шеи и т.п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ы больной на всю голову потребитель чужих ласк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иди чисти зубы и спать. Поговорим когда проснёшься. Ты ещё половины не сделал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ут ещё штук 10. я закончу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ладно. Браво. Выдели косым и тогда всё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еперь я верю что ты решил то что нужн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увствуешь?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егко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чувствуешь себя паровозом прогресса?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есть немног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локомотив. Я еду, а кто хочет едьте за мной. Рельсы бесплатн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вот и отлично. Тогда ты решил то что надо. Иди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посмотри на это с принципа что свобода это не иметь всё что хочешь а не хотеть" table:style-name="ta2">
        <office:forms form:automatic-focus="false" form:apply-design-mode="false"/>
        <table:table-column table:style-name="co20" table:default-cell-style-name="ce63"/>
        <table:table-column table:style-name="co2" table:number-columns-repeated="1023" table:default-cell-style-name="ce63"/>
        <table:table-row table:style-name="ro1">
          <table:table-cell table:style-name="ce83" office:value-type="string" calcext:value-type="string">
            <text:p>посмотри на это с принципа что свобода это не иметь всё что хочешь а не хотеть</text:p>
          </table:table-cell>
          <table:table-cell table:number-columns-repeated="1023"/>
        </table:table-row>
        <table:table-row table:style-name="ro1">
          <table:table-cell table:style-name="ce79"/>
          <table:table-cell table:number-columns-repeated="1023"/>
        </table:table-row>
        <table:table-row table:style-name="ro1">
          <table:table-cell office:value-type="string" calcext:value-type="string">
            <text:p>короче ты говоришь делать майндмапы но только пропускать их через вопрос как ими делать мир лучше. Через гешталь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прежде чем их применять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да. 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. отличн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и проекты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ну там нету ничего нового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ладно про пректы поговорим после психологии. Тут всё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Что сделать чтоб оно увидело во мне и всех моих частях себя" table:style-name="ta2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1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сделать чтоб оно увидело во мне и всех моих частях себ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ельсы бесплатны это наёб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 них табличка “бесплатно”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 что они не знают что их processing power стоит денег это их проблем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гу даже снять видео об э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качестве дисклейме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86" office:value-type="string" calcext:value-type="string">
            <text:p>Проект: видео о том что ютюб не бесплатен. Что обьявления хайджекают процессинг пауер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апиши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8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сделать чтоб оно увидело во мне и всех моих частях себя'.$A$1" table:expression="#REF!"/>
          <table:named-expression table:name="Sheet_Title" table:base-cell-address="$'Что сделать чтоб оно увидело во мне и всех моих частях себя'.$A$1" table:expression="&quot;Что сделать чтоб оно увидело во мне и всех моих частях себя&quot;"/>
        </table:named-expressions>
      </table:table>
      <table:table table:name="Направь намеренье на хорошее для тебя решение этого повторения" table:style-name="ta2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2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Направь своё намеренье на хорошее для тебя решение этого повторе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выгодного, прибыльного, приятно запоминающегося - в кои то веки поживи для себя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локомотив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аровоз бабла и влас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го мне ещё над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 бабы мо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может не все но в достаточной мере чтобы не парить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может у меня нету 3х миллиардов пизд в которые я пихал свой хе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8" office:value-type="string" calcext:value-type="string">
            <text:p>но если мне надо – оно приходит. Я ощущаю как <text:span text:style-name="T19">колдовство подминает под меня тех кто никому не нужен (когда я иду по линии прогресса)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нял суть прогресс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й определение этой фразе пожалуйст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надо знать чем я опериру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значит “подминает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взаимозаменяемо приносят тебе еду и конфет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н. Пишет тебе. Какая-то чувиха. Ты обычно юзал на одном человеке. А щас открылся в паблик спикинге и вероятностно определённо получаешь что тебе нуж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даже от одной получал. От толпы получишь и подав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иши свои виде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я даже дрочить больше не хочу. Не на ч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 Нету таких классных баб которые были бы достойны тебя. Есть вымученные шкуры, замужние овуляшки и разведёнки с прицеп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айфоновые деревенские шлюхи. И те кто тащится от тачек. Или танков. И фанатки. Все они дерьмо. Но я достаточно человечен чтобы менять мир к лучшему их не унижа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 ло дец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ты попал в точку с этим прогрессом. 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Направь намеренье на хорошее для тебя решение этого повторения'.$A$1" table:expression="#REF!"/>
          <table:named-expression table:name="Sheet_Title" table:base-cell-address="$'Направь намеренье на хорошее для тебя решение этого повторения'.$A$1" table:expression="&quot;Направь намеренье на хорошее для тебя решение этого повторения&quot;"/>
        </table:named-expressions>
      </table:table>
      <table:table table:name="Какие намеренья по поводу этого протекают на холсте вселенной" table:style-name="ta26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3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Какое намеренье (моё, мира, людей и не только) по поводу этого вопроса протекают на холсте на котором нарисованы мир, я и всё остальное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это да мир толкал тебя на тех кто мог что-то изменить в мире но не знал ка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еперь ты поменялся с ними местами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воя Оля тебе уже не нужна. Нахрена? Что она будет делать? Сос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всё решил. Пол дня и ты новый человек. Что она будет детать тебе? Голубцы? Не смеш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я она заводила как загнанная лоша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еперь она тебя не заводит потому что тебя не заводит ник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Уходи. Ты умница. Молодец. Прощайся со всеми вечно недовольными дурами. Будешь всё решать сам. И плевать кто как может тебя замен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ир это улица. А ты это бар. Не нравятся мои решения – пиздуйте к другим Сергея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акие намеренья по поводу этого протекают на холсте вселенной'.$A$1" table:expression="#REF!"/>
          <table:named-expression table:name="Sheet_Title" table:base-cell-address="$'Какие намеренья по поводу этого протекают на холсте вселенной'.$A$1" table:expression="&quot;Какие намеренья по поводу этого протекают на холсте вселенной&quot;"/>
        </table:named-expressions>
      </table:table>
      <table:table table:name="Что и как было видно по поводу этого в чьей-либо фазе" table:style-name="ta27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3">
          <table:table-cell table:style-name="ce97" office:value-type="string" calcext:value-type="string">
            <text:p>Что в этой вещи было видно у кого-то в фазе (осознанном сне) и КАК оно им было видно? </text:p>
            <text:p>[все аспекты: общую картину, под микроскопом и т.д. - короче всё что ты искал в своей фазе - найди и в ихней]</text:p>
          </table:table-cell>
          <table:table-cell table:style-name="ce76" table:number-columns-repeated="255"/>
          <table:table-cell table:number-columns-repeated="768"/>
        </table:table-row>
        <table:table-row table:style-name="ro4">
          <table:table-cell table:style-name="ce47" office:value-type="string" calcext:value-type="string">
            <text:p>в плане продажи... </text:p>
            <text:p>Поиск того что они видели в фазе. </text:p>
            <text:p>Только дополни. </text:p>
            <text:p>Того ЧТО они видели в фазе, но это ещё и надо донести КАК они ЭТО ВИДЕЛИ в фазе </text:p>
            <text:p>(т.е. Твоя чёрно белая хуйня это хорошо но если б оно было фотореалистичное то ты бы сразу увидел свой сон а не ассюмил что они додумают телепатически то что видел ты). </text:p>
            <text:p>Вот. </text:p>
            <text:p>Т.е. </text:p>
            <text:p>Короче. </text:p>
            <text:p>Донести ОДИН В ОДИН то что они видели в фазе и то что ты видел в фазе. </text:p>
            <text:p>Вот это надо добавить в продажу. И всё будет нормально. В вопрос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они молились за решени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мир давал им мен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лька говорила что так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ого раз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еперь ты сам решаеш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она не твоего полёта птиц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а не вытян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буду ей говорить ничего что не решает всемирных пробле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е клоун чтоб перед ними пляс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12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и как было видно по поводу этого в чьей-либо фазе'.$A$1" table:expression="#REF!"/>
          <table:named-expression table:name="Sheet_Title" table:base-cell-address="$'Что и как было видно по поводу этого в чьей-либо фазе'.$A$1" table:expression="&quot;Что и как было видно по поводу этого в чьей-либо фазе&quot;"/>
        </table:named-expressions>
      </table:table>
      <table:table table:name="Что другие люди колдуют связанного с этой вещью" table:style-name="ta28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4" table:default-cell-style-name="ce63"/>
        <table:table-column table:style-name="co2" table:number-columns-repeated="1023" table:default-cell-style-name="ce63"/>
        <table:table-row table:style-name="ro5">
          <table:table-cell table:style-name="ce99" office:value-type="string" calcext:value-type="string">
            <text:p>Что другие люди колдуют связанного с этой вещью?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я колдую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ловека который прийдёт и покажет как вести мир к чему-то лучшем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как бесплатный перфоратор. Для людей которые не знают как продолбить дыры в сте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как пробник хорошей жиз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не от мира сег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чувак спустившийся с небес, знающий всё, и способный вернуть время вспя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ли снова напрягу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учишь их не напрягаться, но и обещаешь мол “верну время назад если всё таки не научишься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ебя обману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они хотят и то и друг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которые хотят и время вспять и инструмент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кто не хочет работ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 хотят хлеба но никто не хочет его выращива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ыращивают только те кого за этот хлеб еб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воя дрочка тебе и помогла. Что ты перестал дрочить на одинаковых шлюх. Бож. На месяц отдохнул от дрочева и писюн вылеч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кончишь не боись. Но не думай что от этого что-то поменяет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когда ты дрочишь ты не становишься источником нового ми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ав. Хитоми Танака молится чтоб кто-то такой как ты увидел мир и сделал его лучше. Глядя на не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её тоже задело. Есть так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……………………….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тебе не нужны понимае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вой этот вопрос “как поправить dnx” это блядь апофиоз гениальности. Ты ещё не поня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Не вижу разницы вообщ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мотришь завтра на свежую голову. Бекапы сделай когда проснёшься. 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уда кстат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 мне плевать куда. Хочешь почисти флешки и залей на них э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ебе и расстановки больше не надо потому что никто тебя не будет водить больше за руку никогда. Ты и есть рука. Ты блядь этот. Сусанин. Вытаскивающий себя из болот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одец что посмотрел этот таракан вне очере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колдуют связанного с этой вещью'.$A$1" table:expression="#REF!"/>
          <table:named-expression table:name="Sheet_Title" table:base-cell-address="$'Что другие люди колдуют связанного с этой вещью'.$A$1" table:expression="&quot;Что другие люди колдуют связанного с этой вещью&quot;"/>
        </table:named-expressions>
      </table:table>
      <table:table table:name="Что другие люди реализовывают в их гештальте" table:style-name="ta29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5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другие люди реализовывают в своём гештальте что связанно с ней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моя гипотеза что этот вопрос важен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 хотят юзать то что есть ради результатов которых им недостич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юди которым проще пососать член ради перфоратора чем сделать ресёрч который приведёт их к пониманию что им нужен перфоратор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как гуг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торому надо сосать член чтоб нажать “поиск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он (гугл, в смысле ты) прочитает мои мысли (мысли личности которая вводит запрос) и …… выдаст ответ который мне над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“перфоратор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я такая “о точно! Да!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ты за меня сделал прикладной и фундаментальны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 но это локальное решение. Оно не делает эту ситуацию лучше во всём мир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придумал что-то новое. Новый перфоратор. Я просто сказал что он нуже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о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ебя и отшибло от неё на 1.5 го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ты пошёл блядь по дневникам повторений и т.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до этого ты хоть какие-то майндмапы дел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тут вообще без них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это всё поза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верь с этим апгрейдом тебе не страшны никакие невзгод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ход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кажется начинаю понимать размах этого апдейт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я вижу. Доходит помаленьк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боги. Какой я классны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нет понятия “классный”. Есть просто чувак делающий решения во всём мире, а есть не-делающи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поня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ля них. Они не понимают что этот механизм вшит блядь в корни самой вселенной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93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другие люди реализовывают в их гештальте'.$A$1" table:expression="#REF!"/>
          <table:named-expression table:name="Sheet_Title" table:base-cell-address="$'Что другие люди реализовывают в их гештальте'.$A$1" table:expression="&quot;Что другие люди реализовывают в их гештальте&quot;"/>
        </table:named-expressions>
      </table:table>
      <table:table table:name="Что ЭТА ПРОБЛЕМА решает" table:style-name="ta30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6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реша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ой голод секс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их голод знан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ля я другой челове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я вижу. До тебя доходит помаленьк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….. единственное в чём я не уверен что это я возьму те карты которые над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верь ты вернёшь все карты до единой. Я даже не сомневаюсь в э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ереплюнешь их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мнишь. В них много чего было ошибоч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в этих не буд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они больше не воюют с тоб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тебя с ними симбиоз. 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чему я думал что хочу это контролировать? Этот вообще принцип. Саму причину почему надо мир менять к лучшем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ы этого не дел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сделать чтоб нихера не делать. Помнишь? Крутилось в голове постоян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Проскочить индивидуальных решателей и управлять их налог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ие были ценности в Украине в 90х. Ничего не поделаешь. Ты в этом вырос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м надо было выбить это из твоей голов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йндмапами неудалось (потому что как только они шли против этого ты вводил в них фундаментальный дефект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ештальтом так себ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реально единственное что тебе помогло это смесь всех тулов сраз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а помогла очень. Ты даже не представляешь наскольк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могли твои порыв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чень часто хорошие майндмапы латают дыры в континуус пространстве твоего созна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тебе стоит вернуть привычку их делать без оглядк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их и делаю. Я просто сорты дерьма не сортиру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ходы не к той стенке. Сколько можно об этом говор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огда почему ты меня не там решал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есть наводящие вопросы. А там нет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ут и так долго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лишком высокий рис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бы быстрее там сделал. Я серьёзно. Я это как артефакт прошлого. Думаешь ты бы не допёр по 30ти примерам что ты их руками dnx решить пытаешьс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опёр б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 и брав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я бы не услышал всех этих других аргументов которые мне помогли понять кем я ст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…… пожалуйста. Следующий пункт решай через них а потом через меня если будет нужно. Пойдёт как по масл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т тул более универсален и быстр чем 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7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решает'.$A$1" table:expression="#REF!"/>
          <table:named-expression table:name="Sheet_Title" table:base-cell-address="$'Что ЭТА ПРОБЛЕМА решает'.$A$1" table:expression="&quot;Что ЭТА ПРОБЛЕМА решает&quot;"/>
        </table:named-expressions>
      </table:table>
      <table:table table:name="Когда ЭТА ПРОБЛЕМА впервые попыталась решить то что она решает" table:style-name="ta31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7" office:value-type="string" calcext:value-type="string">
            <text:p>Когда ЭТА ПРОБЛЕМА впервые попыталась решить то что она решает?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(представь что она тогдашняя говорит себе сегодняшней это решени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аминькин сисси бой кроч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шло это всё. Одним махом. Ты разобрал. Хер тебя теперь остановишь. Ты машина. Иди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53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Когда ЭТА ПРОБЛЕМА впервые попыталась решить то что она решает'.$A$1" table:expression="#REF!"/>
          <table:named-expression table:name="Sheet_Title" table:base-cell-address="$'Когда ЭТА ПРОБЛЕМА впервые попыталась решить то что она решает'.$A$1" table:expression="&quot;Когда ЭТА ПРОБЛЕМА впервые попыталась решить то что она решает&quot;"/>
        </table:named-expressions>
      </table:table>
      <table:table table:name="Что ЭТА ПРОБЛЕМА колдует" table:style-name="ta32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7" table:default-cell-style-name="ce63"/>
        <table:table-column table:style-name="co2" table:number-columns-repeated="1023" table:default-cell-style-name="ce63"/>
        <table:table-row table:style-name="ro1">
          <table:table-cell table:style-name="ce97" office:value-type="string" calcext:value-type="string">
            <text:p>Что ЭТА ПРОБЛЕМА колду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меня толкающий вечно сзади мир оставил в поко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почему я хотел быть выше 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я знал что делать а он меня толкал на тех кто хочет получить это на халяв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ественно вы мне дадите секс и комплименты. Как иначе. Я ж знаю всё куда вы стремитес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не оплата. Меня она почти не волну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после вас у меня ничего не остаётс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роче это менторинг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астью менторинга является…………………………………………………………………………… рассказывание как надо жить чтоб что-то реш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е бабки что даст Оля или кто либо ещё разделяй сразу как будто менторинг это проек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 БЛЯД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очу увидеть что будет если не пойд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чем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 я вспомнил я так со шлюхами себя вё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 хочу быть тем кому платят и сексом и деньгами одновременно. Это звучит почти как плата за сек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.. так и есть. Потерянные мымры платят тебе за секс и знания. Равно как ты платил шлюхе чтоб узнать что такое не быть девственник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иди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вой первый секс в Киеве был Бразилийка. Но потом что было ты помнишь? Что было после? Она была и последняя в айсеке т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 был хостел Коли и там в нём была эта Аня которую ты вроде как ебал пару раз. И она была вроде как даже твоей первой (вроде, насколько я помню, так как я тогда ещё в хостеле рабо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потом уже был Коля, и из его хостела я пошёл к Шлюх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. И не надо говорить что бразилийка была твоей перв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тебя даже не встал. Она тебя ласкала. Ты ей потыкал в закрытые штаны, она тебе подрочила, положила руку на свои сиськи и вы усну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ты включил этого своего мученика. Начал блядь пытаться выжать из пальца усталость, не спал всю ночь и т.п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о что мы уже обсуди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 так откуда у меня эта мысль… посмотреть что буд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тебе перефразирую. Увидеть в действии ВСЕ ЧАСТИ КРУГА ПРЕВРАЩАЮЩЕГО ЭТУ СИТУАЦИЮ В РЕШЕНИЕ ВСЕМИРНОЙ ПРОБЛ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так набирался опыта. Сесть посреди дороги и смотреть как ездят машины, чтоб выучить ПДД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может ПДД ты так не изучал (хотя нет блядь изучал. На велике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ы так все свои мозги и навыки точно изуча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хочешь плавать прыгай в воду. Что. Я хотел не разовое решение а постоянн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МЕННО. ВОТ ВОТ. ТЫ НЕ МОГ СЕБЕ ПОЗВОЛИТЬ ВТОРОЙ РА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И НЕ ЕБИ МОЗГИ. ЭТО БЫЛ ОДИН ИЗ ТВОИХ МЕТОДОВ ПОЛУЧЕНИЯ ЗНАНИЙ О ТОМ КАК РЕШАТЬ ВСЕМИРНЫЕ ПРОБЛ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КОПИРОВ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и ………………………………………………………………………………………………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это иллюзия. Тебе впаривали на уроках музыки что если ты играешь Моцарта значит ты Моцар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ыграй Моцарта… и ты игра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к тебе относились как к моцарт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на деле ты им не был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верил что ты это он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кажи мне в какой момент я не уходил с целью узнать что будет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вой наблюдатель сидел внутри твоей головы пока ты играл, и он ждал. Хотел увидеть что будет по мере того как ты игр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музыка это тренажер реверс инжениринг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наконец-то. В твоём случае да. Игра по нотам – да. Она вшита у тебя в подкорке. Благодаря экспириенсу с детства. Ты и гештальт так наше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проецируешь знания точно так ж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 меня всё чува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ианино хорошая вещь. Если хочешь докапываться до инструментов на ход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как человек делающий домашку советую тебе делать и так и так. Ты вполне можешь играть. Как упражнение для ума. Защита от альцгеймер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е думай что это заменяет ресёрч. Который ты делал раньше так много что некогда было играть. А потом игру тебе ресёрчи заменил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все мелодии кроме листа тебе стали одинаковы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предсказуемые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неинтересны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теперь блядь снова интересные да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уверен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значит нет. Тебе они нравятся только потому что у тебя стресс и у мозгов паника где взять замену допами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ни ещё не поняли что допамин не обязательно где-то бр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он может быть естественным фоном всей твоей жизни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у тебя сейчас половое созревание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к их науч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 их научить в условиях где нет примеров и всё позволено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опатить мир блядь. Как ещ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находить тех на кого равнятьс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ык нет таких ведь чудесных как 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аконец-т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и на кого равняться не надо. Надо быть незавершённым проек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инять что ты незавершённый проект даже если у тебя все майндмапы и круги завершен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теперь ты докопался до су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то что ты незавершён не означает что ты быдло. Быдло это тот кто пытается расти в сторону регрес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ольной на голову человек. Вот что такое быд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сихологом тебе надо было ст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не программис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лучить второе образование. Как Марьян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угу. И лизать жоп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стати. О лизании жоп. Напомни мне. Там были ситуации выходящие за рамки мен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за рамки желания реверс инженирнуть инструменты? Как ты делал с шлюхами когда тянул резину чтоб увидеть что будет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Было только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ВОТ. Види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как с этим жить тепер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зьми перерыв 5 минут. Это отдельная хрень. Второй пунк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либо разберём его т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5 минут перерыва обязат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 ща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яну резину чтоб увидеть что будет (как инструмент реверс инжениринг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ять минут брат. Дай мне собрать мысли воедино в твоём уставшем мозг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кажется это то благодаря чему я мог выудить из книжки информацию по запоминанию, которую Дэн не мог выуди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не <text:s/>кажется это то почему меня порой несёт в вещи типа конференции по сахару когда я выучил здоровье со всех сторон, или биографии банкиров когда я выучил деньги со всех сторон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я специалист по статистическому (сравнительному) ресёрчу многих компонентов одновременно. Мои мозги прошиты на то чтоб делать это без моего сознани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 поправкой на то что может быть некоторые из компонентов я уже знаю (что стало причиной того что когда я уже имел какие-то майндмапы в голове, я начал анализировать весь мир риал тайм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и это палка о двух концах которая на ряду с фундаментальными майндмапами учитывала запутанные связи лимбической системы. Наравн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гештальт не прорвать силой. Ему надо давать точку опор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поверь точки опоры у тебя не был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сейчас у тебя есть алгоритмы которые могут выполнять роль точки опор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ы видишь что так было не всегда а только последние ПАРУ ДНЕ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 так е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 чувак. Ты гений только последние 3 дня. До этого ты был просто человек с высоким айкь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……………………………………………………… а что такое ген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з какое у меня айкь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ообще. Это бред собачи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л “у меня 120, досвидания, вот школа для 120тников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сё равно что “я козерог – вот школа для козерогов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что мне делать? Вот тяну я резину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акие выводы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не резину тянул. Ты давал <text:s/>своим автоматизированным алгоритмам в мозгу (которые раскладывают всё по полочкам даже когда ты спишь) время увидеть все кусочки систем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что часто системы скрывают и т.п. ты видел ситуации. Когда чмо молчит и думает что ему удалось скрыть тулзы которыми оно меня име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мой отв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готов постоять под перекрёстным огнём после этого “виктора сергеевича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мать даже тварь не запомнила что он меня чмыр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мне приходилось собирать данные стоя под перекрёстным огнё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б сделать мир луч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лично. Отсюда два вывода: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) три карты заменяют прокрастинцаию полность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б) если под перекрёстным огнём даже деланье в голове и не по правилам помогало, то правильное точно можно делать ни за что не беспокояс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росто в голове начал делать три майндмапа. Вот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бор данных. Определение общих черт. Изучение всех возможных действий. Понимание как юзать. Ты всё это делал в голов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но…….. не так тщательно как сегодня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поймёшь. Что ты щас лучше делаешь чем тог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сто делай 50/50. ты боялся потерять шанс собрать хоть какие-то данны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нимал что иногда их можно НЕ УВИДЕТЬ ЕСЛИ ГЛАЗА ЗАТМЕВАЕТ ГЕШТАЛЬ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И что мне с этим дела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ичего. Ты ещё в это вер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 эту мысл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ысль что можно чего-то не увидеть если просто кидать всё что видишь в ресёрч сбора данных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не знаю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дохни. Ещё 5 мину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предпоследний ноуд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тдохни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ипа дай своим мозгам собрать инфу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обоги ты замет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отому ты под перекрёстным огнём и отдыхал. Потому что “мои мозги собирают данные. А пока собирают – мне ничо не грозит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смотри чтоб ты не был тем пилотом подстреленного самолёта который судит что по крыльям стреляют и сбивают. Как это выразить бляд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редвзятость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стория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огда самолёты подбитые прилетали на аеродром и у них крылья были подстрелены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кабины н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 все латали крылья а их всё равно подбивали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а математик сказал что мол просто те кому стреляют в кабину не долетают. Латайте кабины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вот смотри чтоб ты не был чуваком который смотрит на крылья и думает что на этом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твой статистический ресёрч такое увидет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к тебе прилетает самолёт. Посмотри на него как статист. Крыло крыло крыло крыло крыло крыло кабина хвост крыло крыло 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дырк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то ты видишь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части фюзеляж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 и отлично. Равномернос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д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от. Значит пробуй без психологии. Всё у тебя будет хорош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сихология нужна лишь для того чтоб ОДНА ЗАБЛУДШАЯ ОВЦА ПОМОГЛА ДРУГОЙ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прошлый век короч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о ты выучишь е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иди. 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ледующие все проблемы (до обратного решения) смотришь вначале картами а потом если возникнет необходимость – мной. Гештальто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всё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260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Что ЭТА ПРОБЛЕМА колдует'.$A$1" table:expression="#REF!"/>
          <table:named-expression table:name="Sheet_Title" table:base-cell-address="$'Что ЭТА ПРОБЛЕМА колдует'.$A$1" table:expression="&quot;Что ЭТА ПРОБЛЕМА колдует&quot;"/>
        </table:named-expressions>
      </table:table>
      <table:table table:name="Мотивация искать рост в направлении  вопросника" table:style-name="ta2">
        <office:forms form:automatic-focus="false" form:apply-design-mode="false"/>
        <table:table-column table:style-name="co2" table:number-columns-repeated="1024" table:default-cell-style-name="ce63"/>
        <table:table-row table:style-name="ro6">
          <table:table-cell table:style-name="ce79" office:value-type="string" calcext:value-type="string">
            <text:p>Как сделать так чтоб этот пункт мотивировал инфраструктуры находить не-отрицательный дифференциал </text:p>
            <text:p>и мотивировать другие инфраструктуры искать не-отрицательный дифференциал? </text:p>
            <text:p>(я решаю это кругом но всё таки, так навскидку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тут всё решено тем что ты вставил этот вопрос прямо в начало прикладного ресёрча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КАК УЛУЧШИТЬ ДИФФЕРЕНЦИАЛ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будь примером и всё. Мне нечего добавить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они хотели халявы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а ты ментор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езди по ушам ей. Ну или говори правду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тут всё чувак.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к</text:p>
          </table:table-cell>
          <table:table-cell table:number-columns-repeated="1023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Аннаунс Начала Ресёрча" table:style-name="ta33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98" office:value-type="string" calcext:value-type="string">
            <text:p>Здесь можно аннаунснуть на каналах Виноградов Групп, Что “я начинаю работу над таким-то и таким-то проектом, На вот этом оборудовании, ждите результатов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и купить оборудование для создания проекта (отдельный ноутбук и планшет на этот проект, полку, Что там ещё нужно по правилам Виноградов Групп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для того чтоб после завершения анализа и создания проекта сказ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“ВОТ! Я создал проект! Сделал бизнес! Фанаты мои! Я продаю вам с аукциона мой главный культовый тул!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может даже в музей эту вещь дать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просто эти вещи выходят из строя раньше чем я смогу их заюзать на что-то ещё а чинить дороже чем купить ново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47" office:value-type="string" calcext:value-type="string">
            <text:p>а так хоть отобью вложенные деньг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Аннаунсить … надо глянуть что тут осталос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17">
          <table:table-cell table:style-name="ce76" table:number-columns-repeated="128"/>
          <table:table-cell table:number-columns-repeated="896"/>
        </table:table-row>
        <table:table-row table:style-name="ro1" table:number-rows-repeated="104844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Аннаунс Начала Ресёрча'.$A$1" table:expression="#REF!"/>
          <table:named-expression table:name="Sheet_Title" table:base-cell-address="$'Аннаунс Начала Ресёрча'.$A$1" table:expression="&quot;Аннаунс Начала Ресёрча&quot;"/>
        </table:named-expressions>
      </table:table>
      <table:table table:name="Есть ли у тебя системы в которые это можно уже просто кинуть" table:style-name="ta34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8" table:default-cell-style-name="ce63"/>
        <table:table-column table:style-name="co2" table:number-columns-repeated="1023" table:default-cell-style-name="ce63"/>
        <table:table-row table:style-name="ro7">
          <table:table-cell table:style-name="ce97" office:value-type="string" calcext:value-type="string">
            <text:p>Есть ли у тебя автоматизированная через вопросник система в которую ты можешь просто это кинуть, и она это решит в автоматизированном порядке так чтоб ты больше с этим не сталкиваться? </text:p>
            <text:p>(всё или существенную часть после которой если что из этого и останется - будет negligible).т.е. процессы, которые можно просто запустить, и которые автоматически гарантировано уберут эту проблему С максимальной для меня выгодой и с минимальными для меня энергозатратами.Т.е. Есть ли у тебя система, которая в любых условиях в руках любого исполнителя решит любой инстанс (подвид) этой проблемы . А так же любые аналогичных проблемы которые тут же прийдут ей на замену (которые "шило на мыло").  Можно воспринимать как наличие системы которая является "решением рычагов фундаментального ресёрча" этой проблемы и всех её причин). Система которая уберёт или хотя бы триггернёт отрицательный прирост (дереватив) количества возникновения таких проблем моём мире, в мире тех кто меня окружает, в мире тех кто я хотел бы чтоб меня окружал (на кого я дрочу, чьи видео смотрю и т.п.), и в мире вцелом (запустит необратимое падение количества возникновения таких проблем). Ты даже можешь выполнять некторые роли в этой автоматизированной системе.Может тебе даже придётся выделить 1-2-3 часа чтоб пропустить эту проблему через эту систему. Может система даже может решить это оптом (собирательными действиями - эта проблема + ещё что-то, лишь бы она не возникла так как описано выше).Может надо просто купить лучший инструмент.Может создать майндмап (в твоей голове разбирающий эту ситуацию по полочкам и триггерящеий нужные контрдействия)Ты ведь тоже машина.Или может какая-то декорация которая примет это на себя или будет отражать - инжениринг не обязательно должен быть "машины" - математические модели и формулы вполне способны решать что-то и будучи созданными таковыми по своей природе.Или может песня-ответ на эти вещи. Или фильм; Или в школу решения повторений отправлять всех кто создаёт проблему - т.е. Религия?; или ещё может как-то там решить;). Если нет такой системы - тогда иди дальше по этим вопросам (создавай систему).Некоторые из этих методов возможно надо пропустить через вопросник.Но пока можно юзать и непроработанные. Они сырые но работают.Замечу, что если в следствии этого тебе что-то приходит (какое-то четырёхмерное удовлетворение твоих потребностей - например как пришли те перчатки, или какая-то тёлка приходит со словами "давай встречаться бесконечно - на неопределённый период - и я буду тебя всегда трахать, кормить, радовать глаз, рассказывать что-то интересное, веселить")...  То это надо принять. Потму что это жизненно необходимо. Ты потратил свои силы (ты даже не догадываешься какие и насколько много). И если не возьмёшь эту постоянно кормящую и защищающую тебя награду... То ты просто умрёшь с голода. Будешь много восстанавливаться. Только расстановку их сделай. Они вероятно - части круга которые я не продумал.</text:p>
            <text:p><text:span text:style-name="T20">Или может есть ли хотя бы инструмент или метод, с которым решить это ЛЕГКО?</text:span></text:p>
            <text:p><text:span text:style-name="T20">В которой решены вопросы изоляции этого от внешней среды во время работы над ним? </text:span></text:p>
            <text:p><text:span text:style-name="T21">(именно ЛЕГКО, и за 1 раз, </text:span><text:span text:style-name="T22">н</text:span><text:span text:style-name="T23">икаких “напрягусь и сделаю”)</text:span><text:span text:style-name="T24">.</text:span></text:p>
            <text:p><text:span text:style-name="T25">Будь то декорации, или туррет, или проект. хз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и тут вероятно примеры (перечисленные проекты Виноградов Групп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еречисленные формулы (типа той по которой ценность игрушек для ёлки считал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 же можно перечислить мои инструменты которые мне кажется решают ВСЁ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47" office:value-type="string" calcext:value-type="string">
            <text:p>тут также можно сделать майндмап возможных путей решения этого пункта <text:s/>сплюсами и минусами и возможными методами решения(но этот метод сильно раскритикован и расписан в майндмапе-вопроснике, Куча нюансов не учитывая которые я рискую решить пункт “на колене” и потерпеть убытки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по поводу майндмапа прос и консов – выбирай только те пути, которые решат это во всём мире. Меня било только потому что я перебирал пути которые решают это лично для меня но не для всего мира. Есть теория что если выбирать реальные пути решения во всём мире то можно решать и так. Типа не будет кидать. Но это под вопросом. Мол тезис в том что если есть решение и есть проблема значит решение проблему не решает во всём мире. Максимум во мне и в тех кто заплати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я бы разместил этот вопрос в самом начале, но тогда возникает вопрос, что может у меня и ЕСТЬ отвёртка, но я НЕ ХОЧУ вкручивать этот шуруп. Зна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3" office:value-type="string" calcext:value-type="string">
            <text:p>так что да. 5 часов психологии перед каждым болтиком это….. важная необходимость. Хоть и большие затраты времен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о наибольшая финансовая выгода вроде как с того чтоб начинать именно с это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 моему ты с непривычки или страха просто прыгаешь. По инерции. Ставь пока на начало. Попробуеш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ключевое слово “легко и без нервов решить это”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о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если есть хоть малейшее сомнение – иди мол дальш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 психолгию ты и так разберёшь отдельн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есть подозрение что начинание с этого может построить лестницу не к той стене (потому что причина во мне а не в том что проблема не решена)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я бы начал с благодарност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следи за этим. Если будут сомнения – вернёшь обратно перед поисковы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реально мне кажется это то же самое что “трахнуть уродливую тёлку прежде чем я пойму зачем мне вообще эта тёлка надо”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ет. Пускай будет там где был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33" office:value-type="string" calcext:value-type="string">
            <text:p>могу ли я превратить это в что-то что стоит в 500 раз дорож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---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86" office:value-type="string" calcext:value-type="string">
            <text:p>единственный мотив для видео это чтоб люди решали проблемы которые ты не успеваешь увидеть и внести в дневни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9" office:value-type="string" calcext:value-type="string">
            <text:p>он хочет чтоб когда у него произойдёт такое же – спасли его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36" office:value-type="string" calcext:value-type="string">
            <text:p>нет. <text:span text:style-name="T17">Пропускать через круг желания чтоб тебя тянули.</text:span>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90" office:value-type="string" calcext:value-type="string">
            <text:p>колдовство подминает под меня тех кто никому не нужен (когда я иду по линии прогресса)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вот. Остальное вроде раскидал по решения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решение видео… сука. Бля я не знаю. Давай остановимся на менторстве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это то же самое. Единственный мотив менторить – чтоб они решали то что я не успеваю вносить в вопросни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хотя тут вопрос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человеку который менторит самому стоит подучиться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ты же помнишь Хмельницкий. Я менторов или учеников не искал. Я просто разбирал всё вокруг постоянно. Мозгами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……………………………………………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.е. может и не надо ментори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может достаточно просто принять их как кусочки пазла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я хз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я знаю что второе решается картами. Оно зелёное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желания чтоб не тянули ты решил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подминание ты вообще скопировал зря. Ну т.е. ты получил ответ на вопрос. Что ты хочешь узнать? Как подминать не меняя мир? Херня это всё. Мни мир и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ак а что делать с тем что я против того чтоб меня мир толкал на халявщиков?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менторство. Ты проект сделал. А теперь думаешь что может это и не нужн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да. думаю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тогда для себя снимай видео. Чтоб вернуться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честно. Локомотив. Это решается тем моментом что ты добавил в карту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а. ок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ну вот и отлично. Браво! Спокойной ночи. Добавил днх в приклданую карту и всё. Остальное это лишь разные аспекты твоих устаревших взглядов на это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……………………………. устаревшие но блин работали 30 лет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и проработали бы ещё 30. это не значит что их не надо совершенствов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 попробуем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сцикотно было если честно. Хорошо что я сонный через это проходил. Меньше страха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надо оценить прогресс завтра. По тому насколько просто мне будет работать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Ольке езди по ушам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к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table:number-columns-repeated="256"/>
          <table:table-cell table:number-columns-repeated="768"/>
        </table:table-row>
        <table:table-row table:style-name="ro1">
          <table:table-cell table:style-name="ce76" office:value-type="string" calcext:value-type="string">
            <text:p>тут пока всё.</text:p>
          </table:table-cell>
          <table:table-cell table:style-name="ce76" table:number-columns-repeated="255"/>
          <table:table-cell table:number-columns-repeated="768"/>
        </table:table-row>
        <table:table-row table:style-name="ro1">
          <table:table-cell table:style-name="ce76" office:value-type="string" calcext:value-type="string">
            <text:p>вернёшься если что. Может через карты повторишь.</text:p>
          </table:table-cell>
          <table:table-cell table:style-name="ce76" table:number-columns-repeated="255"/>
          <table:table-cell table:number-columns-repeated="768"/>
        </table:table-row>
        <table:table-row table:style-name="ro1" table:number-rows-repeated="65451">
          <table:table-cell table:style-name="ce76" table:number-columns-repeated="256"/>
          <table:table-cell table:number-columns-repeated="768"/>
        </table:table-row>
        <table:table-row table:style-name="ro1" table:number-rows-repeated="983039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Есть ли у тебя системы в которые это можно уже просто кинуть'.$A$1" table:expression="#REF!"/>
          <table:named-expression table:name="Sheet_Title" table:base-cell-address="$'Есть ли у тебя системы в которые это можно уже просто кинуть'.$A$1" table:expression="&quot;Есть ли у тебя системы в которые это можно уже просто кинуть&quot;"/>
        </table:named-expressions>
      </table:table>
      <table:table table:name="Поисковый Ресёрч" table:style-name="ta2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number-columns-repeated="6" table:default-cell-style-name="Default"/>
        <table:table-row table:style-name="ro1">
          <table:table-cell table:style-name="ce93" office:value-type="string" calcext:value-type="string">
            <text:p>Поисковый ресёрч</text:p>
          </table:table-cell>
          <table:table-cell office:value-type="string" calcext:value-type="string">
            <text:p>Общая черта 1</text:p>
          </table:table-cell>
          <table:table-cell office:value-type="string" calcext:value-type="string">
            <text:p>Критерий 2</text:p>
          </table:table-cell>
          <table:table-cell office:value-type="string" calcext:value-type="string">
            <text:p>Компонент 3</text:p>
          </table:table-cell>
          <table:table-cell office:value-type="string" calcext:value-type="string">
            <text:p>Причина 4</text:p>
          </table:table-cell>
          <table:table-cell office:value-type="string" calcext:value-type="string">
            <text:p>(все они идут в таблицу как “повторения” тоже, вдруг они тоже к чему-то приведут)</text:p>
          </table:table-cell>
          <table:table-cell office:value-type="string" calcext:value-type="string">
            <text:p>Подсистема 5</text:p>
          </table:table-cell>
          <table:table-cell office:value-type="string" calcext:value-type="string">
            <text:p>Сырьё 6 (того или иного компонента)</text:p>
          </table:table-cell>
          <table:table-cell office:value-type="string" calcext:value-type="string">
            <text:p>Внутренний процесс 7</text:p>
          </table:table-cell>
          <table:table-cell office:value-type="string" calcext:value-type="string">
            <text:p>Ресурс 8</text:p>
          </table:table-cell>
          <table:table-cell office:value-type="string" calcext:value-type="string">
            <text:p><text:span text:style-name="T27">Решение 9 (напр. Решение болезни или проблемы – таблетки решающие строку короче). </text:span><text:span text:style-name="T28">может готовые решения писать и не надо потому что по сути это нарушает аж несколько правил вопросника – изучение как решили другие, изучение прикладных аспектов чтоб реверс инженирнуть фундаментальные и т.п. вся надежда пока на то что может быть прикладные которые херовые отсеятся по цифрам. А прикладные которые хорошие… подтолкнут фунд. Ресёрч в верном направлении и укажут какие рычаги держать во внимании. Я ж типа автошколы искал из лучших доступных. Молдер нашёл из лучших решений по дереву. И по нему определил какие компоненты надо. Т.е. я это юзаю. Просто боюсь прям заявлять что ВСЕГДА надо сравнить ВСЕ велосипеды созданные для ВСЕХ дорог прежде чем создать своё транспортное средство которое может и не окажется велосипедом. А может и верно. хз. В любом случае, цель изучения уже существующих методов – не найти ЧТО применить, а найти по ним аспекты которыми они считают надо управлять.</text:span></text:p>
          </table:table-cell>
          <table:table-cell office:value-type="string" calcext:value-type="string">
            <text:p>Участники 10</text:p>
          </table:table-cell>
          <table:table-cell office:value-type="string" calcext:value-type="string">
            <text:p>Навыки 11</text:p>
          </table:table-cell>
        </table:table-row>
        <table:table-row table:style-name="ro8">
          <table:table-cell table:style-name="ce73" office:value-type="string" calcext:value-type="string">
            <text:p>если начал проект и дошёл до рычагов то проанализируй их основательно и сразу. </text:p>
            <text:p>А то ты привык. </text:p>
            <text:p>сделать 1-2 рычага и бросить вторую половину на пару недель “потому что это надолго”. </text:p>
            <text:p>а потом тебя надо колдовством и недаванием баб толкать чтоб ты его закончил.</text:p>
          </table:table-cell>
          <table:table-cell table:number-columns-repeated="12"/>
        </table:table-row>
        <table:table-row table:style-name="ro1">
          <table:table-cell table:style-name="ce73"/>
          <table:table-cell table:number-columns-repeated="12"/>
        </table:table-row>
        <table:table-row table:style-name="ro1">
          <table:table-cell table:style-name="ce33" office:value-type="string" calcext:value-type="string">
            <text:p>статистический ресёрч желательно надо делать так как ты делал анатомию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озможность рассмотреть все пункты одним махом, сделав такой вот статистический ресёрч который я сделал по причинам болезней (т.е. каждый пункт и каждая строчка связи будет просто указываться мол “зависит от этого” и мне будет похуй на индивидуальные пункты. Я буду сразу брать быка за рога и делать фундаментальные ресёрчи тех вещей которые решат всё. И делать их круг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установил связь мол “вызывается тем, вызывается этим” и увидел сразу какие 2-3 рычага решат всё. И в итоге не надо учить 100500 разных приемуществ. 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ыводы на этом уровне (поисковом) применять на практике (и распространяться о них) есть смысл только временно, в любом случае после этих выводов последует фундаментальный ресёрч и круг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кстати моя идея все пункты прогнать через один статистический ресёрч – это…….. вполне совместимо с моей идеей иметь “подпункты внутри пункта” (просто сделать функцию где можно драг-н-дроп-ать, какие вещи в рамках какого проекта решать. Мол кинул всё в один проект (создал проект “мои все пункты” - а дальше всё решается как пункт (где все эти подпункты это статистические факты, на основании которых я узнаю, что мне надо знать и решать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 начнёшь по закону парето с того что важно. Из-за своей этой статистик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Пока что нету иерархии того что является проблемами, что причинами, что следствиями и т.п. а этот метод это решае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Это позволяет выживать в условиях неопределённых вероятностей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в условиях, в которых нельзя даже составить гемблинг-формулу чтоб понять, какие проблемы как на что повлияют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сли я вижу рычаги которые влияют на всё, то всё остальное можно не изучать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Мол если есть проблема – значит где-то есть кто-то кто в этом виноват путём создания чего-то по незнанию или нарошно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твой статистический ресёрч это вскрывает. А больше ничего от него и не нужно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истемы решающие это → подсистемы этих систем → процессы этих подсистем → проблемы с каждым видом этих процессов → причины этих проблем (причины каждой проблем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потом таблица “причины проблем системы” в которой 1я колонка – название причины проблемы, а 2я – сколько раз оно встречалось – а 3я – комментарий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ортировать по рангу (этот ранг может даже быть учтён методом учитывания связей – мол причина проблемы с рангом 5 получает ранг +5 – а не просто +1 – короче тот же скрипт рангов который щас идёт по рекордам, он уже сделан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свести проблемы всех систем каждой системы в одну таблицу, и отметить одним цветом “общие тенденции” (направления проблем, классы проблем, паттерны алгоритмов).</text:p>
          </table:table-cell>
          <table:table-cell table:number-columns-repeated="12"/>
        </table:table-row>
        <table:table-row table:style-name="ro1">
          <table:table-cell table:style-name="ce93" office:value-type="string" calcext:value-type="string">
            <text:p>к каждому паттерну можно расписать быстрое решение.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и ЭТИ паттерны (и возможные их решения) рассмотреть дальше по ресёрчу (сделать их фундаментальный ресёрч и т.п.)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а ты….. ты указываешь этим простым методом все причины всех проблем всех систем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если они там светятся – ты можешь ткнуть их в это носом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ешение пунктов без траты времени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а. вспомнил. Что мол этот метод – делать статистику причин – это ведь и есть цель статистического ресёрча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мол его цель – определить рычаги, которые в дальнейшем мне надо изучать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с этим такой подход справляется лучше чем проставлять проценты что на что как влияет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(тем более что эти данные почти всегда недоступны)</text:p>
          </table:table-cell>
          <table:table-cell table:number-columns-repeated="12"/>
        </table:table-row>
        <table:table-row table:style-name="ro1">
          <table:table-cell table:style-name="ce79" office:value-type="string" calcext:value-type="string">
            <text:p>тебе не надо сука вникать в дебри того какой червяк ест какую часть печени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не могу придумать ничего лучше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чем увидеть все причины всех проблем и их собрать в группы.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ещё и прокомментировать каждую связь</text:p>
          </table:table-cell>
          <table:table-cell table:number-columns-repeated="12"/>
        </table:table-row>
        <table:table-row table:style-name="ro3">
          <table:table-cell table:style-name="ce101" office:value-type="string" calcext:value-type="string">
            <text:p><text:span text:style-name="T26">Твои выходы (статистические, которые ты тут найдёшь, временные затычки) имеют свойство автокоррекции.</text:span></text:p>
            <text:p><text:span text:style-name="T26">Покуда их делаешь ты вернёшься на безопасный путь.</text:span></text:p>
          </table:table-cell>
          <table:table-cell table:number-columns-repeated="12"/>
        </table:table-row>
        <table:table-row table:style-name="ro1">
          <table:table-cell table:style-name="ce33" office:value-type="string" calcext:value-type="string">
            <text:p>и собрать комментарии воедино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равно как противоречия себе (внутрисистемные конфликты, когда одна система влияет на другую) – может бред, но мелькнуло.</text:p>
          </table:table-cell>
          <table:table-cell table:number-columns-repeated="12"/>
        </table:table-row>
        <table:table-row table:style-name="ro1">
          <table:table-cell table:style-name="ce100" office:value-type="string" calcext:value-type="string">
            <text:p>и повторения против моей воли (наверно, а может против воли системы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ут такое дело… т.е. я попал в ловушку “как другие решают эту проблему”. Но с другой стороны – я беру уже известные знания прежде чем лопатить новы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не выдумываю велосипедов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может и нормально будет. На крайняк можешь делать не такую иерархию а анализировать проблемы сам (хотя нахрена если у тебя есть этот метод который в миллион раз быстрее)</text:p>
          </table:table-cell>
          <table:table-cell table:number-columns-repeated="12"/>
        </table:table-row>
        <table:table-row table:style-name="ro1">
          <table:table-cell table:style-name="ce102" office:value-type="string" calcext:value-type="string">
            <text:p>Отполируешь эти инструкции статистического ресёрча по мере использования (чтоб более чётко обьяснить иерархию этих систем, процессов и т.п.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нстанс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 реализации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что может пойти не так с тем или иным компонентом или компонентами (болезни системы условно говоря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того что может пойти не так с тем или иным компонентом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компоненты влияющие на другие компоненты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все повторения касающиеся контекста этого факта короче (чтоб определить их общие чер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з-за того что причины причин мы тоже потом дописываем в “повторение” и что “одни вызывают другие” мы и начали думать что лучше заменить эту таблицу дневником повторений в контексте проекта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(ради чего и была интеграция вопросника в дневник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здесь должны считаться ранги, влияние одних причин на другие должно суммироваться (чтоб вручную не считать проценты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длинный список того что может быть необходимо изучить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были мысли например считать “причины” по каждому повторению (чтобы посчитать какие причины на какое повторение как влияют, а потом вывести таблицу для всех компонентов сразу чтоб увидеть, что на что системно влияет – т.е. есть ли какие-то причины которые хоть немного но перекрывают разные компоненты этой задач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чины причин тоже будут найдены так как все названия колонок переносятся сюда в список тоже, и там будут найдены причины. т.е. рекурсия тут предусмотрена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хз. так много всего. Сука. Это отдельный майндмап надо делать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меры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так. В чём вопрос. Ты не знаешь что делать с “причинами причин”. Дневник повторений внутри пункта тебя смущает потому что пункт может состоять из повторений а они из причин. т.е. отдельно слой “подсистем” а отдельно слой “проблем” и к слою проблем – причины. Которые влияют на подсистемы через проблемы. Типа того. Запиши как есть и иди дальше. Потом обдумаешь через вопросник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pan text:style-name="T27">вопрос кнопки “</text:span><text:span text:style-name="T28">Рассмотреть систему как подпункт”.</text:span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это поиск знания “к какой стене ставить лестницу”. По этому этот пункт так же важен как и всё остально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Фундаментальный (майндмап рычагов) будет поиском того для чего лучше всего создавать лестницу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А круг создаст наиболее эффективную лестницу из возможных.</text:p>
          </table:table-cell>
          <table:table-cell table:number-columns-repeated="12"/>
        </table:table-row>
        <table:table-row table:style-name="ro1">
          <table:table-cell table:style-name="ce104" office:value-type="string" calcext:value-type="string">
            <text:p>Не понятно пока что делать с причинами причин. Иногда мне надо их увидеть “в рамках той болезни причинами которой они являются”. Иногда мне надо увидеть их в общей вот такой вот статистике.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какая-то причина может вызывать в 60% случаев последствие – т.е. болезнь А, в 23% болезнь Б и т.п. это всё я оцифровываю в уме щас. Но полезно будет иметь такие данные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мне бы тут надо видеоролики плейбекать (чтоб сравнивать один процесс с другим). Я ж их собираю с ютюба, по кусочкам, разбрасываю блин по разным майндмапам. 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т.е. прям тут. В трекинге повторений. Чтоб каждое повторение могло быть картинкой или видеороликом. При желании. Ноудом короче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каждый пункт должен иметь не только текст. Но и фото. И видео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а все эти статистические ресёрчи должны быть ПУНКТАМИ. В РАМКАХ ПУНКТА. В ПРЕДЕЛАХ ПУНКТА. Чтоб я мог кликнуть на каждый и посмотреть только его части и от чего он зависит. А потом вернуться назад к более высокому пример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в статист. Ресёрч пункта можно подтягивать другой пункт из списка всех пунктов. В результате чего все его причины наверно подтягиваются в ту же таблицу. хз.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проявления</text:p>
          </table:table-cell>
          <table:table-cell table:number-columns-repeated="12"/>
        </table:table-row>
        <table:table-row table:style-name="ro1">
          <table:table-cell table:style-name="ce103" office:value-type="string" calcext:value-type="string">
            <text:p>Херня открывающая дверь другим хреням из колонок (т.е. колонки имеют по сути те же пункты но я могу пометить что повторение х ещё и открывает дверь повторению у)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т.е. у меня должна быть возможность вызвать прям здесь вопросник к каждому пункту (повторению) таблицы. т.е. вопросник помогает проанализировать задачу. Его надо вызвать везде где у меня указывается пункт. Но таки поможет (с помощью айдишек) вернуться обратно к паренту (и даже собрать рекурсивно всё в одну таблицу и установить вручную дополнительные связи)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и это кстати первое решение к тому чтоб пунктов со временем ставало меньше а не больше. Чтоб жизнь не превращалась в континуус ресёрч. Тут хотя бы виден свет в конце туннеля. С этим правом вызвать вопросник в любом месте где упоминается пункт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при чём я может повторюсь но сет конекшн уже не деструктивен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<text:span text:style-name="T29">т.е. каждый пункт (колонка) может вызывать последствия для других пунктов.. </text:span>как положительные так и отрицательные. т.е. рейндж уже от -100% до +100%. а не от 0 до 100. т.е. 0 это никак не влияет. А -100 – вредит. хз. Это единственное что поможет увидеть общую картину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плюс математика которая достаточно умная чтоб превратить +100 в -100 если я поменяю причину и следствие местами.</text:p>
          </table:table-cell>
          <table:table-cell table:number-columns-repeated="12"/>
        </table:table-row>
        <table:table-row table:style-name="ro1">
          <table:table-cell table:style-name="ce76" office:value-type="string" calcext:value-type="string">
            <text:p>и наверно Колонки должны исчезать если они не проходят какой-то трешхолд достоверности чтоли. А может и нет. Может кнопка должна быть “скрыть как неважное” или “убрать из таблицы” (мол не созранять якобы это связь)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не знаю пока. Много связей накопилось. И действий.</text:p>
          </table:table-cell>
          <table:table-cell table:number-columns-repeated="12"/>
        </table:table-row>
      </table:table>
      <table:table table:name="Фундаментальный Ресёрч" table:style-name="ta2">
        <office:forms form:automatic-focus="false" form:apply-design-mode="false"/>
        <table:table-column table:style-name="co2" table:default-cell-style-name="Default"/>
        <table:table-row table:style-name="ro1">
          <table:table-cell office:value-type="string" calcext:value-type="string">
            <text:p>Майндмап каждого рычага</text:p>
          </table:table-cell>
        </table:table-row>
      </table:table>
      <table:table table:name="Прикладной ресёрч" table:style-name="ta2">
        <office:forms form:automatic-focus="false" form:apply-design-mode="false"/>
        <table:table-column table:style-name="co36" table:default-cell-style-name="ce93"/>
        <table:table-column table:style-name="co37" table:default-cell-style-name="ce93"/>
        <table:table-column table:style-name="co38" table:default-cell-style-name="ce93"/>
        <table:table-column table:style-name="co39" table:default-cell-style-name="ce93"/>
        <table:table-column table:style-name="co40" table:default-cell-style-name="ce93"/>
        <table:table-column table:style-name="co41" table:default-cell-style-name="ce93"/>
        <table:table-column table:style-name="co42" table:default-cell-style-name="ce93"/>
        <table:table-column table:style-name="co43" table:default-cell-style-name="ce93"/>
        <table:table-column table:style-name="co44" table:default-cell-style-name="ce93"/>
        <table:table-column table:style-name="co45" table:default-cell-style-name="ce93"/>
        <table:table-row table:style-name="ro1">
          <table:table-cell office:value-type="string" calcext:value-type="string">
            <text:p>Шаги круга \ Что входит и выходит</text:p>
          </table:table-cell>
          <table:table-cell office:value-type="string" calcext:value-type="string">
            <text:p>В него входит…</text:p>
          </table:table-cell>
          <table:table-cell office:value-type="string" calcext:value-type="string">
            <text:p>Из него выходит…</text:p>
          </table:table-cell>
          <table:table-cell table:number-columns-repeated="7"/>
        </table:table-row>
        <table:table-row table:style-name="ro1">
          <table:table-cell table:style-name="Default" office:value-type="string" calcext:value-type="string">
            <text:p>Шаг</text:p>
          </table:table-cell>
          <table:table-cell table:style-name="Default" table:number-columns-repeated="9"/>
        </table:table-row>
      </table:table>
      <table:table table:name="Вопросы к элементу круга" table:style-name="ta2">
        <table:table-column table:style-name="co46" table:default-cell-style-name="ce93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2" table:default-cell-style-name="Default"/>
        <table:table-row table:style-name="ro6">
          <table:table-cell office:value-type="string" calcext:value-type="string">
            <text:p>Элемент круга</text:p>
            <text:p>Превращение &lt;того что входит&gt; в &lt;то что выходит&gt;</text:p>
            <text:p>Внизу приемущества, сбоку вопросы к ним</text:p>
          </table:table-cell>
          <table:table-cell table:style-name="ce93" office:value-type="string" calcext:value-type="string">
            <text:p>Competition is a sin (80/20, automation)</text:p>
          </table:table-cell>
          <table:table-cell table:style-name="ce93" office:value-type="string" calcext:value-type="string">
            <text:p>Biggest bang for the buck</text:p>
          </table:table-cell>
          <table:table-cell table:style-name="ce93" office:value-type="string" calcext:value-type="string">
            <text:p>% износа (текущий)</text:p>
          </table:table-cell>
          <table:table-cell table:style-name="ce93" office:value-type="string" calcext:value-type="string">
            <text:p>% отставания от блидинг еджа мира</text:p>
          </table:table-cell>
          <table:table-cell table:style-name="ce93" office:value-type="string" calcext:value-type="string">
            <text:p>Мат. Модель</text:p>
          </table:table-cell>
          <table:table-cell table:style-name="ce93" office:value-type="string" calcext:value-type="string">
            <text:p>Проектный вопросник</text:p>
          </table:table-cell>
          <table:table-cell table:style-name="ce93" office:value-type="string" calcext:value-type="string">
            <text:p>Как предотвратить поток автоматизированных дескредетаторов</text:p>
          </table:table-cell>
          <table:table-cell table:style-name="ce93" office:value-type="string" calcext:value-type="string">
            <text:p>Как обойти защиту такого уровня если б она была</text:p>
          </table:table-cell>
          <table:table-cell table:style-name="ce93" office:value-type="string" calcext:value-type="string">
            <text:p>Уход с линии удара неблагополучных условий</text:p>
          </table:table-cell>
          <table:table-cell table:style-name="ce93" office:value-type="string" calcext:value-type="string">
            <text:p>Могу ли я этот элемент круга после его автоматизации / максимизации / глобализации легально продавать как сервис или вещь (возможно даже с получением каких-то лицензий). Дело в том что есть подозрение что каждая часть системы должна быть прозрачной и легальной (чтоб out of context не казалось что это что-то серое, например я не могу легкомысленно продолжать строить систему если один из шагов – автоматизированный кликер обьявлений. Это знак что может быть тебе надо бросить систему и направление если ответ “нет”.</text:p>
          </table:table-cell>
        </table:table-row>
        <table:table-row table:style-name="ro1">
          <table:table-cell office:value-type="string" calcext:value-type="string">
            <text:p>Техн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Техническое (ТТХ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 Техн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огис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форм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втоматиз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ммуникационн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Реквестовое </text:p>
            <text:p>(донесение до следующего шага того что выходит из этого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Валидационное</text:p>
            <text:p>(подтверждение того что пришло из пред. Шага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Коллбековое</text:p>
            <text:p>(получение от след. Шага что выход получен, и повтор если не получен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Анатом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сих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Э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ле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Мотивацион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Образова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емографическое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Любовное</text:p>
            <text:p>(не вредить себе и т.п.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Сырьевое / Ресурс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лимат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лог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Фаз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лдов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вант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Упаковоч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Дизайнерское</text:p>
          </table:table-cell>
          <table:table-cell table:number-columns-repeated="10"/>
        </table:table-row>
        <table:table-row table:style-name="ro1">
          <table:table-cell table:style-name="ce105" office:value-type="string" calcext:value-type="string">
            <text:p>Смиренченское (может смирение уже и не надо теперь когда я из всего извлекаю выгоду)</text:p>
          </table:table-cell>
          <table:table-cell table:number-columns-repeated="10"/>
        </table:table-row>
        <table:table-row table:style-name="ro3">
          <table:table-cell office:value-type="string" calcext:value-type="string">
            <text:p>Гибкостное</text:p>
            <text:p>(готовность меняться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еографическ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Лабири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Организ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те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трах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Тайм Менеджм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Патен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фраструктур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Скорост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Интегр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Качестве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ном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Финансов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епутационн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Экологическое</text:p>
          </table:table-cell>
          <table:table-cell table:number-columns-repeated="10"/>
        </table:table-row>
        <table:table-row table:style-name="ro1">
          <table:table-cell table:style-name="ce106" office:value-type="string" calcext:value-type="string">
            <text:p>Разрешите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Ценов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Гарантий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Праведност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Контрольное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Инновационное</text:p>
          </table:table-cell>
          <table:table-cell table:number-columns-repeated="10"/>
        </table:table-row>
        <table:table-row table:style-name="ro1" table:number-rows-repeated="1048525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Могу ли я купить этот круг" table:style-name="ta2">
        <table:table-column table:style-name="co2" table:default-cell-style-name="ce93"/>
        <table:table-row table:style-name="ro1">
          <table:table-cell office:value-type="string" calcext:value-type="string">
            <text:p>Могу ли я купить этот круг</text:p>
          </table:table-cell>
        </table:table-row>
      </table:table>
      <table:table table:name="Остальные шаги ресёрча" table:style-name="ta35">
        <office:forms form:automatic-focus="false" form:apply-design-mode="false">
          <form:form form:name="unnamed0" form:apply-filter="true" form:control-implementation="ooo:com.sun.star.form.component.Form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2" table:number-columns-repeated="1024" table:default-cell-style-name="ce63"/>
        <table:table-row table:style-name="ro1">
          <table:table-cell table:style-name="ce76" office:value-type="string" calcext:value-type="string">
            <text:p>Пока что я тут ничего писать не буду потому что врем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И потому что я и так запланировал пока в екселе решать только самое срочное дабы купить компьютер нормальный чтоб доделать ресёрч колдовства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 этому не знаю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ут будет ещё куча комментариев. О том как делать статистику и т.п. И статистика будет в отдельном файле. хз. Может я в сайт это интегрирую раньше чем решу что-то делать в этом екселе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Пока я их буду брать прямо из вопросника майндмапного (т.е. когда дойду до сюда я просто вернусь туда и гляну что делать). 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ак как там надо ещё будет почитать фиолетовые комментарии и много чего другого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помни что любые лишние деньги которые приносит круг (проект) во время кручения ручки можно положить в банк на мелкие депозиты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в целях надёжности (от ситуаций когда ты не уверен сможешь ли ты крутить ручку постоянно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дивиденды с этих депозитов можешь тратить на развитие проекта, можешь нанимать людей которые крутят ручку, можешь “подарить” другому стартапу на развитие того звена от которого ты зависишь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т.е. купить. Знаешь. т.е. если заказать там резак или оборудование можешь деньгами то делай. Либо за счёт дивидендов. Это общая черта а не формула жизни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и круги гоняй по полной. И в хвост и в гриву. Они не изнашиваются.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table:number-columns-repeated="128"/>
          <table:table-cell table:number-columns-repeated="896"/>
        </table:table-row>
        <table:table-row table:style-name="ro1">
          <table:table-cell table:style-name="ce76" office:value-type="string" calcext:value-type="string">
            <text:p>это единственное правило. Иерархия. Что тратить на проект: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вопросник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проекта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иноградов группы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услуги других проектов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одолжить оборудование у других проектов на время если это не повредит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деньги всех проектов которым это поможет (добровольно, если есть лишние)</text:p>
          </table:table-cell>
          <table:table-cell table:style-name="ce76" table:number-columns-repeated="127"/>
          <table:table-cell table:number-columns-repeated="896"/>
        </table:table-row>
        <table:table-row table:style-name="ro1">
          <table:table-cell table:style-name="ce76" office:value-type="string" calcext:value-type="string">
            <text:p>- и только в самом конце - вскрытие депозитов проектов ради дополнительных денег, если прям ничего другого не помогло.</text:p>
          </table:table-cell>
          <table:table-cell table:style-name="ce76" table:number-columns-repeated="127"/>
          <table:table-cell table:number-columns-repeated="896"/>
        </table:table-row>
        <table:table-row table:style-name="ro1" table:number-rows-repeated="108">
          <table:table-cell table:style-name="ce76" table:number-columns-repeated="128"/>
          <table:table-cell table:number-columns-repeated="896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expression table:name="Print_Area" table:base-cell-address="$'Остальные шаги ресёрча'.$A$1" table:expression="#REF!"/>
          <table:named-expression table:name="Sheet_Title" table:base-cell-address="$'Остальные шаги ресёрча'.$A$1" table:expression="&quot;Остальные шаги ресёрча&quot;"/>
        </table:named-expressions>
      </table:table>
      <table:table table:name="Публичное приятное празднование создания круга" table:style-name="ta2">
        <table:table-column table:style-name="co2" table:default-cell-style-name="Default"/>
        <table:table-row table:style-name="ro1">
          <table:table-cell table:style-name="ce93" office:value-type="string" calcext:value-type="string">
            <text:p>Публичное приятное празднование создания круга. Можешь даже подрочить.</text:p>
          </table:table-cell>
        </table:table-row>
        <table:table-row table:style-name="ro3">
          <table:table-cell table:style-name="ce93" office:value-type="string" calcext:value-type="string">
            <text:p>Трахни какую-то тёлку. Самым грязным и нетолерантным методом. Любую. Ту которую знаешь или новую – пофиг.</text:p>
            <text:p>Включи хард рок и оттрахай её так чтоб конча изо всех дыр лилась.</text:p>
          </table:table-cell>
        </table:table-row>
        <table:table-row table:style-name="ro9">
          <table:table-cell table:style-name="ce93" office:value-type="string" calcext:value-type="string">
            <text:p>Какая понравится. Желательно такую чтоб сделала комплимент.</text:p>
            <text:p>Как вариант – выеби в рот (со спермой по подбородку) всех баб которые тебя на решение этого пункта вдохновили.</text:p>
            <text:p>Одной большой MFFFF оргией.</text:p>
            <text:p>Как более виноградов-группский подход – выеби кого-то 2 раза (как правило виноградов групп мол “всего по два”). А может найди двух тёлок. Я не понял пока.</text:p>
            <text:p>Подредактируешь по мере более частого использования этого шага.</text:p>
          </table:table-cell>
        </table:table-row>
        <table:table-row table:style-name="ro1">
          <table:table-cell office:value-type="string" calcext:value-type="string">
            <text:p>я хз. Надо. Круг это по определению успешный проект</text:p>
          </table:table-cell>
        </table:table-row>
        <table:table-row table:style-name="ro1">
          <table:table-cell office:value-type="string" calcext:value-type="string">
            <text:p>я уже придумал как о нём рассказывать другим</text:p>
          </table:table-cell>
        </table:table-row>
        <table:table-row table:style-name="ro1">
          <table:table-cell office:value-type="string" calcext:value-type="string">
            <text:p>но не придумал пока как за него делать себе приятно.</text:p>
          </table:table-cell>
        </table:table-row>
        <table:table-row table:style-name="ro1">
          <table:table-cell office:value-type="string" calcext:value-type="string">
            <text:p>хз. в клуб пойти и т.п. может. А может к Джузеру поехать рассказать. Подумаем.</text:p>
          </table:table-cell>
        </table:table-row>
        <table:table-row table:style-name="ro1">
          <table:table-cell office:value-type="string" calcext:value-type="string">
            <text:p>пока что я просто пишу их в “дневник успехов”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т.е. at this point ты решил всемирный пункт.</text:p>
          </table:table-cell>
        </table:table-row>
        <table:table-row table:style-name="ro1">
          <table:table-cell office:value-type="string" calcext:value-type="string">
            <text:p>и можешь отдохнуть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Segoe UI" svg:font-family="'Segoe UI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13"/>
      <style:paragraph-properties style:tab-stop-distance="36pt"/>
      <style:text-properties style:font-name="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background-colour="#ffffff" gnm:pattern-colour="#000000" gnm:pattern="0" style:vertical-align="bottom"/>
      <style:paragraph-properties fo:margin-left="0pt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612pt" fo:page-height="792pt" style:num-format="1" style:print-orientation="portrait" fo:margin-top="72pt" fo:margin-bottom="72pt" fo:margin-left="72pt" fo:margin-right="72pt" style:print-page-order="ttb" style:scale-to="100%" style:writing-mode="lr-tb" gnm:style-print="" style:print="annotations charts drawings objects"/>
      <style:header-style>
        <style:header-footer-properties fo:min-height="21.26pt" fo:margin-left="0pt" fo:margin-right="0pt" fo:margin-bottom="0pt" fo:border="none" fo:padding="0pt" style:shadow="none"/>
      </style:header-style>
      <style:footer-style>
        <style:header-footer-properties fo:min-height="21.26pt" fo:margin-left="0pt" fo:margin-right="0pt" fo:margin-top="0pt" fo:border="none" fo:padding="0pt" style:shadow="none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3">00/00/0000</text:date>, <text:time style:data-style-name="N2" text:time-value="03:17:06.6818228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Повторени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вижу_20_по_20_этому_20_поводу_20_в_20_своей_20_фазе" style:display-name="ЧТО я вижу по этому поводу в своей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я_20_колдую" style:display-name="Что я колду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ты_20_можешь_20_сейчас_20_сделать_20_чтоб_20_сделать_20_себе_20_хорошо" style:display-name="Что ты можешь сейчас сделать чтоб сделать себе хорош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ыскажись_20_видению_20_как_20_тёлке" style:display-name="Выскажись видению как тёлк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Волк-Маугли_20_среди_20_волков" style:display-name="Волк-Маугли среди волков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What_20_REALLY_20_happened" style:display-name="What REALLY happened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Является_20_ли_20_эта_20_вещь_20_шкалой" style:display-name="Является ли эта вещь шкал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Сборка_20_пункта" style:display-name="Сборка пункт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ем_20_пункт_20_решает_20_повторяющиеся_20_проблемы" style:display-name="Чем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Почему_20_пункт_20_решает_20_повторяющиеся_20_проблемы" style:display-name="Почему пункт решает повторяющиеся проблемы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ение_20_того_20_что_20_оно_20_решает" style:display-name="Решение того что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ой_20_перманентный_20_вред_20_оно_20_решает" style:display-name="Какой перманентный вред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го_20_методы_20_решения_20_перманентного_20_вреда" style:display-name="Его методы решения перманентного вред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ьи_20_ещё_20_повторяющиеся_20_проблемы_20_оно_20_решает" style:display-name="Чьи ещё повторяющиеся проблемы оно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Решать_20_какие_20_повторения_20_ему_20_просто" style:display-name="Решать какие повторения ему просто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_20_это_20_повторение_20_делает_20_меня_20_лучше" style:display-name="Как это повторение делает меня лучш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о_20_возникло_20_впервые_20_и_20_скажи_20_это_20_себе_20_сегодняшнему" style:display-name="Когда это возникло впервые и скажи это себе сегодняшнему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Благодарности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о_20_бы_20_в_20_тебе_20_увидели_20_те_20_для_20_кого_20_ты_20_пришелец" style:display-name="Кого бы в тебе увидели те для кого ты пришелец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но_20_и_20_каждая_20_его_20_часть_20_это_20_я" style:display-name="оно и каждая его часть это 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оно_20_и_20_каждая_20_его_20_часть_20_видит_20_во_20_мне" style:display-name="что оно и каждая его часть видит во мн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сделать_20_чтоб_20_оно_20_увидело_20_во_20_мне_20_и_20_всех_20_моих_20_частях_20_себя" style:display-name="Что сделать чтоб оно увидело во мне и всех моих частях себ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Направь_20_намеренье_20_на_20_хорошее_20_для_20_тебя_20_решение_20_этого_20_повторения" style:display-name="Направь намеренье на хорошее для тебя решение этого повторения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акие_20_намеренья_20_по_20_поводу_20_этого_20_протекают_20_на_20_холсте_20_вселенной" style:display-name="Какие намеренья по поводу этого протекают на холсте вселенной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колдуют_20_связанного_20_с_20_этой_20_вещью" style:display-name="Что другие люди колдуют связанного с этой вещью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другие_20_люди_20_реализовывают_20_в_20_их_20_гештальте" style:display-name="Что другие люди реализовывают в их гештальт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решает" style:display-name="Что ЭТА ПРОБЛЕМ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Когда_20_ЭТА_20_ПРОБЛЕМА_20_впервые_20_попыталась_20_решить_20_то_20_что_20_она_20_решает" style:display-name="Когда ЭТА ПРОБЛЕМА впервые попыталась решить то что она реша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ЭТА_20_ПРОБЛЕМА_20_колдует" style:display-name="Что ЭТА ПРОБЛЕМА колдует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Есть_20_ли_20_у_20_тебя_20_системы_20_в_20_которые_20_это_20_можно_20_уже_20_просто_20_кинуть" style:display-name="Есть ли у тебя системы в которые это можно уже просто кинуть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Аннаунс_20_Начала_20_Ресёрча" style:display-name="Аннаунс Начала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Остальные_20_шаги_20_ресёрча" style:display-name="Остальные шаги ресёрча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Что_20_и_20_как_20_было_20_видно_20_по_20_поводу_20_этого_20_в_20_чьей-либо_20_фазе" style:display-name="Что и как было видно по поводу этого в чьей-либо фазе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editing-cycles>111</meta:editing-cycles>
    <meta:editing-duration>PT8H25M12S</meta:editing-duration>
    <meta:generator>LibreOffice/6.0.7.3$Linux_X86_64 LibreOffice_project/00m0$Build-3</meta:generator>
    <dc:title>Групанье</dc:title>
    <meta:creation-date>2020-06-03T03:17:13.101827050</meta:creation-date>
    <dc:date>2020-06-03T11:43:12.054708999</dc:date>
    <meta:document-statistic meta:table-count="46" meta:cell-count="1546" meta:object-count="0"/>
    <meta:template xlink:type="simple" xlink:actuate="onRequest" xlink:title="Групанье" xlink:href="../../../../../Templates/Групанье.ots" meta:date="2020-06-03T03:17:09.105797983"/>
  </office:meta>
</office:document-meta>
</file>